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4mm" svg:height="90.05mm" svg:x="145.34mm" svg:y="3.98mm">
            <draw:object draw:notify-on-update-of-ranges="Planilha1.A1:Planilha1.A1 Planilha1.A2:Planilha1.A101 Planilha1.B1:Planilha1.B1 Planilha1.B2:Planilha1.B101 Planilha1.A1:Planilha1.A1 Planilha1.A2:Planilha1.A101 Planilha1.C1:Planilha1.C1 Planilha1.C2:Planilha1.C101 Planilha1.A1:Planilha1.A1 Planilha1.A2:Planilha1.A101 Planilha1.D1:Planilha1.D1 Planilha1.D2:Planilha1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/>Phi_UDS </text:p>
          </table:table-cell>
          <table:table-cell office:value-type="string" calcext:value-type="string">
            <text:p><text:s/>Phi (Eul, Ex,) </text:p>
          </table:table-cell>
          <table:table-cell office:value-type="string" calcext:value-type="string">
            <text:p><text:s/>Phi_SOU</text:p>
          </table:table-cell>
          <table:table-cell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1.075696" calcext:value-type="float">
            <text:p>1,075696</text:p>
          </table:table-cell>
          <table:table-cell office:value-type="float" office:value="1.134824" calcext:value-type="float">
            <text:p>1,134824</text:p>
          </table:table-cell>
          <table:table-cell office:value-type="float" office:value="0.388319" calcext:value-type="float">
            <text:p>0,388319</text:p>
          </table:table-cell>
          <table:table-cell table:style-name="ce1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1.130692" calcext:value-type="float">
            <text:p>1,130692</text:p>
          </table:table-cell>
          <table:table-cell office:value-type="float" office:value="1.189269" calcext:value-type="float">
            <text:p>1,189269</text:p>
          </table:table-cell>
          <table:table-cell office:value-type="float" office:value="0.445567" calcext:value-type="float">
            <text:p>0,445567</text:p>
          </table:table-cell>
          <table:table-cell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181005" calcext:value-type="float">
            <text:p>1,181005</text:p>
          </table:table-cell>
          <table:table-cell office:value-type="float" office:value="1.238573" calcext:value-type="float">
            <text:p>1,238573</text:p>
          </table:table-cell>
          <table:table-cell office:value-type="float" office:value="0.500084" calcext:value-type="float">
            <text:p>0,500084</text:p>
          </table:table-cell>
          <table:table-cell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1.226943" calcext:value-type="float">
            <text:p>1,226943</text:p>
          </table:table-cell>
          <table:table-cell office:value-type="float" office:value="1.28314" calcext:value-type="float">
            <text:p>1,28314</text:p>
          </table:table-cell>
          <table:table-cell office:value-type="float" office:value="0.55191" calcext:value-type="float">
            <text:p>0,55191</text:p>
          </table:table-cell>
          <table:table-cell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1.268814" calcext:value-type="float">
            <text:p>1,268814</text:p>
          </table:table-cell>
          <table:table-cell office:value-type="float" office:value="1.323376" calcext:value-type="float">
            <text:p>1,323376</text:p>
          </table:table-cell>
          <table:table-cell office:value-type="float" office:value="0.60111" calcext:value-type="float">
            <text:p>0,60111</text:p>
          </table:table-cell>
          <table:table-cell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1.306932" calcext:value-type="float">
            <text:p>1,306932</text:p>
          </table:table-cell>
          <table:table-cell office:value-type="float" office:value="1.359688" calcext:value-type="float">
            <text:p>1,359688</text:p>
          </table:table-cell>
          <table:table-cell office:value-type="float" office:value="0.647781" calcext:value-type="float">
            <text:p>0,647781</text:p>
          </table:table-cell>
          <table:table-cell/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1.341626" calcext:value-type="float">
            <text:p>1,341626</text:p>
          </table:table-cell>
          <table:table-cell office:value-type="float" office:value="1.392493" calcext:value-type="float">
            <text:p>1,392493</text:p>
          </table:table-cell>
          <table:table-cell office:value-type="float" office:value="0.692057" calcext:value-type="float">
            <text:p>0,692057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.373237" calcext:value-type="float">
            <text:p>1,373237</text:p>
          </table:table-cell>
          <table:table-cell office:value-type="float" office:value="1.42222" calcext:value-type="float">
            <text:p>1,42222</text:p>
          </table:table-cell>
          <table:table-cell office:value-type="float" office:value="0.734112" calcext:value-type="float">
            <text:p>0,734112</text:p>
          </table:table-cell>
          <table:table-cell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1.402122" calcext:value-type="float">
            <text:p>1,402122</text:p>
          </table:table-cell>
          <table:table-cell office:value-type="float" office:value="1.4493" calcext:value-type="float">
            <text:p>1,4493</text:p>
          </table:table-cell>
          <table:table-cell office:value-type="float" office:value="0.774159" calcext:value-type="float">
            <text:p>0,774159</text:p>
          </table:table-cell>
          <table:table-cell/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1.428648" calcext:value-type="float">
            <text:p>1,428648</text:p>
          </table:table-cell>
          <table:table-cell office:value-type="float" office:value="1.474167" calcext:value-type="float">
            <text:p>1,474167</text:p>
          </table:table-cell>
          <table:table-cell office:value-type="float" office:value="0.812445" calcext:value-type="float">
            <text:p>0,812445</text:p>
          </table:table-cell>
          <table:table-cell/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1.45319" calcext:value-type="float">
            <text:p>1,45319</text:p>
          </table:table-cell>
          <table:table-cell office:value-type="float" office:value="1.497246" calcext:value-type="float">
            <text:p>1,497246</text:p>
          </table:table-cell>
          <table:table-cell office:value-type="float" office:value="0.849246" calcext:value-type="float">
            <text:p>0,849246</text:p>
          </table:table-cell>
          <table:table-cell/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1.476118" calcext:value-type="float">
            <text:p>1,476118</text:p>
          </table:table-cell>
          <table:table-cell office:value-type="float" office:value="1.518946" calcext:value-type="float">
            <text:p>1,518946</text:p>
          </table:table-cell>
          <table:table-cell office:value-type="float" office:value="0.884854" calcext:value-type="float">
            <text:p>0,884854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.497793" calcext:value-type="float">
            <text:p>1,497793</text:p>
          </table:table-cell>
          <table:table-cell office:value-type="float" office:value="1.539648" calcext:value-type="float">
            <text:p>1,539648</text:p>
          </table:table-cell>
          <table:table-cell office:value-type="float" office:value="0.919571" calcext:value-type="float">
            <text:p>0,919571</text:p>
          </table:table-cell>
          <table:table-cell/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1.518555" calcext:value-type="float">
            <text:p>1,518555</text:p>
          </table:table-cell>
          <table:table-cell office:value-type="float" office:value="1.559692" calcext:value-type="float">
            <text:p>1,559692</text:p>
          </table:table-cell>
          <table:table-cell office:value-type="float" office:value="0.953693" calcext:value-type="float">
            <text:p>0,953693</text:p>
          </table:table-cell>
          <table:table-cell/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1.538709" calcext:value-type="float">
            <text:p>1,538709</text:p>
          </table:table-cell>
          <table:table-cell office:value-type="float" office:value="1.57937" calcext:value-type="float">
            <text:p>1,57937</text:p>
          </table:table-cell>
          <table:table-cell office:value-type="float" office:value="0.987497" calcext:value-type="float">
            <text:p>0,987497</text:p>
          </table:table-cell>
          <table:table-cell/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1.558517" calcext:value-type="float">
            <text:p>1,558517</text:p>
          </table:table-cell>
          <table:table-cell office:value-type="float" office:value="1.59891" calcext:value-type="float">
            <text:p>1,59891</text:p>
          </table:table-cell>
          <table:table-cell office:value-type="float" office:value="1.021225" calcext:value-type="float">
            <text:p>1,021225</text:p>
          </table:table-cell>
          <table:table-cell/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1.578188" calcext:value-type="float">
            <text:p>1,578188</text:p>
          </table:table-cell>
          <table:table-cell office:value-type="float" office:value="1.618473" calcext:value-type="float">
            <text:p>1,618473</text:p>
          </table:table-cell>
          <table:table-cell office:value-type="float" office:value="1.055075" calcext:value-type="float">
            <text:p>1,055075</text:p>
          </table:table-cell>
          <table:table-cell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1.597869" calcext:value-type="float">
            <text:p>1,597869</text:p>
          </table:table-cell>
          <table:table-cell office:value-type="float" office:value="1.638142" calcext:value-type="float">
            <text:p>1,638142</text:p>
          </table:table-cell>
          <table:table-cell office:value-type="float" office:value="1.089187" calcext:value-type="float">
            <text:p>1,089187</text:p>
          </table:table-cell>
          <table:table-cell/>
        </table:table-row>
        <table:table-row table:style-name="ro1">
          <table:table-cell office:value-type="float" office:value="1.11" calcext:value-type="float">
            <text:p>1,11</text:p>
          </table:table-cell>
          <table:table-cell office:value-type="float" office:value="1.617638" calcext:value-type="float">
            <text:p>1,617638</text:p>
          </table:table-cell>
          <table:table-cell office:value-type="float" office:value="1.65792" calcext:value-type="float">
            <text:p>1,65792</text:p>
          </table:table-cell>
          <table:table-cell office:value-type="float" office:value="1.12363" calcext:value-type="float">
            <text:p>1,12363</text:p>
          </table:table-cell>
          <table:table-cell/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1.637499" calcext:value-type="float">
            <text:p>1,637499</text:p>
          </table:table-cell>
          <table:table-cell office:value-type="float" office:value="1.677732" calcext:value-type="float">
            <text:p>1,677732</text:p>
          </table:table-cell>
          <table:table-cell office:value-type="float" office:value="1.158399" calcext:value-type="float">
            <text:p>1,158399</text:p>
          </table:table-cell>
          <table:table-cell/>
        </table:table-row>
        <table:table-row table:style-name="ro1">
          <table:table-cell office:value-type="float" office:value="1.23" calcext:value-type="float">
            <text:p>1,23</text:p>
          </table:table-cell>
          <table:table-cell office:value-type="float" office:value="1.657383" calcext:value-type="float">
            <text:p>1,657383</text:p>
          </table:table-cell>
          <table:table-cell office:value-type="float" office:value="1.69742" calcext:value-type="float">
            <text:p>1,69742</text:p>
          </table:table-cell>
          <table:table-cell office:value-type="float" office:value="1.193409" calcext:value-type="float">
            <text:p>1,193409</text:p>
          </table:table-cell>
          <table:table-cell/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.677149" calcext:value-type="float">
            <text:p>1,677149</text:p>
          </table:table-cell>
          <table:table-cell office:value-type="float" office:value="1.716761" calcext:value-type="float">
            <text:p>1,716761</text:p>
          </table:table-cell>
          <table:table-cell office:value-type="float" office:value="1.228493" calcext:value-type="float">
            <text:p>1,228493</text:p>
          </table:table-cell>
          <table:table-cell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.696589" calcext:value-type="float">
            <text:p>1,696589</text:p>
          </table:table-cell>
          <table:table-cell office:value-type="float" office:value="1.735463" calcext:value-type="float">
            <text:p>1,735463</text:p>
          </table:table-cell>
          <table:table-cell office:value-type="float" office:value="1.263407" calcext:value-type="float">
            <text:p>1,263407</text:p>
          </table:table-cell>
          <table:table-cell/>
        </table:table-row>
        <table:table-row table:style-name="ro1">
          <table:table-cell office:value-type="float" office:value="1.41" calcext:value-type="float">
            <text:p>1,41</text:p>
          </table:table-cell>
          <table:table-cell office:value-type="float" office:value="1.715435" calcext:value-type="float">
            <text:p>1,715435</text:p>
          </table:table-cell>
          <table:table-cell office:value-type="float" office:value="1.753191" calcext:value-type="float">
            <text:p>1,753191</text:p>
          </table:table-cell>
          <table:table-cell office:value-type="float" office:value="1.297837" calcext:value-type="float">
            <text:p>1,297837</text:p>
          </table:table-cell>
          <table:table-cell/>
        </table:table-row>
        <table:table-row table:style-name="ro1">
          <table:table-cell office:value-type="float" office:value="1.47" calcext:value-type="float">
            <text:p>1,47</text:p>
          </table:table-cell>
          <table:table-cell office:value-type="float" office:value="1.733376" calcext:value-type="float">
            <text:p>1,733376</text:p>
          </table:table-cell>
          <table:table-cell office:value-type="float" office:value="1.769572" calcext:value-type="float">
            <text:p>1,769572</text:p>
          </table:table-cell>
          <table:table-cell office:value-type="float" office:value="1.331406" calcext:value-type="float">
            <text:p>1,331406</text:p>
          </table:table-cell>
          <table:table-cell/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1.750063" calcext:value-type="float">
            <text:p>1,750063</text:p>
          </table:table-cell>
          <table:table-cell office:value-type="float" office:value="1.784219" calcext:value-type="float">
            <text:p>1,784219</text:p>
          </table:table-cell>
          <table:table-cell office:value-type="float" office:value="1.363693" calcext:value-type="float">
            <text:p>1,363693</text:p>
          </table:table-cell>
          <table:table-cell/>
        </table:table-row>
        <table:table-row table:style-name="ro1">
          <table:table-cell office:value-type="float" office:value="1.59" calcext:value-type="float">
            <text:p>1,59</text:p>
          </table:table-cell>
          <table:table-cell office:value-type="float" office:value="1.765134" calcext:value-type="float">
            <text:p>1,765134</text:p>
          </table:table-cell>
          <table:table-cell office:value-type="float" office:value="1.79675" calcext:value-type="float">
            <text:p>1,79675</text:p>
          </table:table-cell>
          <table:table-cell office:value-type="float" office:value="1.394248" calcext:value-type="float">
            <text:p>1,394248</text:p>
          </table:table-cell>
          <table:table-cell/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1.778229" calcext:value-type="float">
            <text:p>1,778229</text:p>
          </table:table-cell>
          <table:table-cell office:value-type="float" office:value="1.806805" calcext:value-type="float">
            <text:p>1,806805</text:p>
          </table:table-cell>
          <table:table-cell office:value-type="float" office:value="1.422608" calcext:value-type="float">
            <text:p>1,422608</text:p>
          </table:table-cell>
          <table:table-cell/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1.789005" calcext:value-type="float">
            <text:p>1,789005</text:p>
          </table:table-cell>
          <table:table-cell office:value-type="float" office:value="1.814068" calcext:value-type="float">
            <text:p>1,814068</text:p>
          </table:table-cell>
          <table:table-cell office:value-type="float" office:value="1.448326" calcext:value-type="float">
            <text:p>1,448326</text:p>
          </table:table-cell>
          <table:table-cell/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1.797161" calcext:value-type="float">
            <text:p>1,797161</text:p>
          </table:table-cell>
          <table:table-cell office:value-type="float" office:value="1.818288" calcext:value-type="float">
            <text:p>1,818288</text:p>
          </table:table-cell>
          <table:table-cell office:value-type="float" office:value="1.470983" calcext:value-type="float">
            <text:p>1,470983</text:p>
          </table:table-cell>
          <table:table-cell/>
        </table:table-row>
        <table:table-row table:style-name="ro1">
          <table:table-cell office:value-type="float" office:value="1.83" calcext:value-type="float">
            <text:p>1,83</text:p>
          </table:table-cell>
          <table:table-cell office:value-type="float" office:value="1.802451" calcext:value-type="float">
            <text:p>1,802451</text:p>
          </table:table-cell>
          <table:table-cell office:value-type="float" office:value="1.819293" calcext:value-type="float">
            <text:p>1,819293</text:p>
          </table:table-cell>
          <table:table-cell office:value-type="float" office:value="1.490218" calcext:value-type="float">
            <text:p>1,490218</text:p>
          </table:table-cell>
          <table:table-cell/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1.804703" calcext:value-type="float">
            <text:p>1,804703</text:p>
          </table:table-cell>
          <table:table-cell office:value-type="float" office:value="1.817006" calcext:value-type="float">
            <text:p>1,817006</text:p>
          </table:table-cell>
          <table:table-cell office:value-type="float" office:value="1.505744" calcext:value-type="float">
            <text:p>1,505744</text:p>
          </table:table-cell>
          <table:table-cell/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1.803833" calcext:value-type="float">
            <text:p>1,803833</text:p>
          </table:table-cell>
          <table:table-cell office:value-type="float" office:value="1.811458" calcext:value-type="float">
            <text:p>1,811458</text:p>
          </table:table-cell>
          <table:table-cell office:value-type="float" office:value="1.517366" calcext:value-type="float">
            <text:p>1,517366</text:p>
          </table:table-cell>
          <table:table-cell/>
        </table:table-row>
        <table:table-row table:style-name="ro1">
          <table:table-cell office:value-type="float" office:value="2.01" calcext:value-type="float">
            <text:p>2,01</text:p>
          </table:table-cell>
          <table:table-cell office:value-type="float" office:value="1.799853" calcext:value-type="float">
            <text:p>1,799853</text:p>
          </table:table-cell>
          <table:table-cell office:value-type="float" office:value="1.802794" calcext:value-type="float">
            <text:p>1,802794</text:p>
          </table:table-cell>
          <table:table-cell office:value-type="float" office:value="1.525" calcext:value-type="float">
            <text:p>1,525</text:p>
          </table:table-cell>
          <table:table-cell/>
        </table:table-row>
        <table:table-row table:style-name="ro1">
          <table:table-cell office:value-type="float" office:value="2.07" calcext:value-type="float">
            <text:p>2,07</text:p>
          </table:table-cell>
          <table:table-cell office:value-type="float" office:value="1.792885" calcext:value-type="float">
            <text:p>1,792885</text:p>
          </table:table-cell>
          <table:table-cell office:value-type="float" office:value="1.791273" calcext:value-type="float">
            <text:p>1,791273</text:p>
          </table:table-cell>
          <table:table-cell office:value-type="float" office:value="1.528681" calcext:value-type="float">
            <text:p>1,528681</text:p>
          </table:table-cell>
          <table:table-cell/>
        </table:table-row>
        <table:table-row table:style-name="ro1">
          <table:table-cell office:value-type="float" office:value="2.13" calcext:value-type="float">
            <text:p>2,13</text:p>
          </table:table-cell>
          <table:table-cell office:value-type="float" office:value="1.783156" calcext:value-type="float">
            <text:p>1,783156</text:p>
          </table:table-cell>
          <table:table-cell office:value-type="float" office:value="1.77727" calcext:value-type="float">
            <text:p>1,77727</text:p>
          </table:table-cell>
          <table:table-cell office:value-type="float" office:value="1.528574" calcext:value-type="float">
            <text:p>1,528574</text:p>
          </table:table-cell>
          <table:table-cell/>
        </table:table-row>
        <table:table-row table:style-name="ro1">
          <table:table-cell office:value-type="float" office:value="2.19" calcext:value-type="float">
            <text:p>2,19</text:p>
          </table:table-cell>
          <table:table-cell office:value-type="float" office:value="1.771002" calcext:value-type="float">
            <text:p>1,771002</text:p>
          </table:table-cell>
          <table:table-cell office:value-type="float" office:value="1.761267" calcext:value-type="float">
            <text:p>1,761267</text:p>
          </table:table-cell>
          <table:table-cell office:value-type="float" office:value="1.524972" calcext:value-type="float">
            <text:p>1,524972</text:p>
          </table:table-cell>
          <table:table-cell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1.756861" calcext:value-type="float">
            <text:p>1,756861</text:p>
          </table:table-cell>
          <table:table-cell office:value-type="float" office:value="1.743841" calcext:value-type="float">
            <text:p>1,743841</text:p>
          </table:table-cell>
          <table:table-cell office:value-type="float" office:value="1.518296" calcext:value-type="float">
            <text:p>1,518296</text:p>
          </table:table-cell>
          <table:table-cell/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float" office:value="1.74126" calcext:value-type="float">
            <text:p>1,74126</text:p>
          </table:table-cell>
          <table:table-cell office:value-type="float" office:value="1.725646" calcext:value-type="float">
            <text:p>1,725646</text:p>
          </table:table-cell>
          <table:table-cell office:value-type="float" office:value="1.509085" calcext:value-type="float">
            <text:p>1,509085</text:p>
          </table:table-cell>
          <table:table-cell/>
        </table:table-row>
        <table:table-row table:style-name="ro1">
          <table:table-cell office:value-type="float" office:value="2.37" calcext:value-type="float">
            <text:p>2,37</text:p>
          </table:table-cell>
          <table:table-cell office:value-type="float" office:value="1.724803" calcext:value-type="float">
            <text:p>1,724803</text:p>
          </table:table-cell>
          <table:table-cell office:value-type="float" office:value="1.707394" calcext:value-type="float">
            <text:p>1,707394</text:p>
          </table:table-cell>
          <table:table-cell office:value-type="float" office:value="1.497985" calcext:value-type="float">
            <text:p>1,497985</text:p>
          </table:table-cell>
          <table:table-cell/>
        </table:table-row>
        <table:table-row table:style-name="ro1">
          <table:table-cell office:value-type="float" office:value="2.43" calcext:value-type="float">
            <text:p>2,43</text:p>
          </table:table-cell>
          <table:table-cell office:value-type="float" office:value="1.70815" calcext:value-type="float">
            <text:p>1,70815</text:p>
          </table:table-cell>
          <table:table-cell office:value-type="float" office:value="1.68983" calcext:value-type="float">
            <text:p>1,68983</text:p>
          </table:table-cell>
          <table:table-cell office:value-type="float" office:value="1.485726" calcext:value-type="float">
            <text:p>1,485726</text:p>
          </table:table-cell>
          <table:table-cell/>
        </table:table-row>
        <table:table-row table:style-name="ro1">
          <table:table-cell office:value-type="float" office:value="2.49" calcext:value-type="float">
            <text:p>2,49</text:p>
          </table:table-cell>
          <table:table-cell office:value-type="float" office:value="1.691997" calcext:value-type="float">
            <text:p>1,691997</text:p>
          </table:table-cell>
          <table:table-cell office:value-type="float" office:value="1.673707" calcext:value-type="float">
            <text:p>1,673707</text:p>
          </table:table-cell>
          <table:table-cell office:value-type="float" office:value="1.473102" calcext:value-type="float">
            <text:p>1,473102</text:p>
          </table:table-cell>
          <table:table-cell/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1.677049" calcext:value-type="float">
            <text:p>1,677049</text:p>
          </table:table-cell>
          <table:table-cell office:value-type="float" office:value="1.659753" calcext:value-type="float">
            <text:p>1,659753</text:p>
          </table:table-cell>
          <table:table-cell office:value-type="float" office:value="1.460942" calcext:value-type="float">
            <text:p>1,460942</text:p>
          </table:table-cell>
          <table:table-cell/>
        </table:table-row>
        <table:table-row table:style-name="ro1">
          <table:table-cell office:value-type="float" office:value="2.61" calcext:value-type="float">
            <text:p>2,61</text:p>
          </table:table-cell>
          <table:table-cell office:value-type="float" office:value="1.663993" calcext:value-type="float">
            <text:p>1,663993</text:p>
          </table:table-cell>
          <table:table-cell office:value-type="float" office:value="1.648646" calcext:value-type="float">
            <text:p>1,648646</text:p>
          </table:table-cell>
          <table:table-cell office:value-type="float" office:value="1.450085" calcext:value-type="float">
            <text:p>1,450085</text:p>
          </table:table-cell>
          <table:table-cell/>
        </table:table-row>
        <table:table-row table:style-name="ro1">
          <table:table-cell office:value-type="float" office:value="2.67" calcext:value-type="float">
            <text:p>2,67</text:p>
          </table:table-cell>
          <table:table-cell office:value-type="float" office:value="1.653476" calcext:value-type="float">
            <text:p>1,653476</text:p>
          </table:table-cell>
          <table:table-cell office:value-type="float" office:value="1.640985" calcext:value-type="float">
            <text:p>1,640985</text:p>
          </table:table-cell>
          <table:table-cell office:value-type="float" office:value="1.441341" calcext:value-type="float">
            <text:p>1,441341</text:p>
          </table:table-cell>
          <table:table-cell/>
        </table:table-row>
        <table:table-row table:style-name="ro1">
          <table:table-cell office:value-type="float" office:value="2.73" calcext:value-type="float">
            <text:p>2,73</text:p>
          </table:table-cell>
          <table:table-cell office:value-type="float" office:value="1.646071" calcext:value-type="float">
            <text:p>1,646071</text:p>
          </table:table-cell>
          <table:table-cell office:value-type="float" office:value="1.637263" calcext:value-type="float">
            <text:p>1,637263</text:p>
          </table:table-cell>
          <table:table-cell office:value-type="float" office:value="1.435467" calcext:value-type="float">
            <text:p>1,435467</text:p>
          </table:table-cell>
          <table:table-cell/>
        </table:table-row>
        <table:table-row table:style-name="ro1">
          <table:table-cell office:value-type="float" office:value="2.79" calcext:value-type="float">
            <text:p>2,79</text:p>
          </table:table-cell>
          <table:table-cell office:value-type="float" office:value="1.64226" calcext:value-type="float">
            <text:p>1,64226</text:p>
          </table:table-cell>
          <table:table-cell office:value-type="float" office:value="1.637844" calcext:value-type="float">
            <text:p>1,637844</text:p>
          </table:table-cell>
          <table:table-cell office:value-type="float" office:value="1.433133" calcext:value-type="float">
            <text:p>1,433133</text:p>
          </table:table-cell>
          <table:table-cell/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1.642403" calcext:value-type="float">
            <text:p>1,642403</text:p>
          </table:table-cell>
          <table:table-cell office:value-type="float" office:value="1.642944" calcext:value-type="float">
            <text:p>1,642944</text:p>
          </table:table-cell>
          <table:table-cell office:value-type="float" office:value="1.43489" calcext:value-type="float">
            <text:p>1,43489</text:p>
          </table:table-cell>
          <table:table-cell/>
        </table:table-row>
        <table:table-row table:style-name="ro1">
          <table:table-cell office:value-type="float" office:value="2.91" calcext:value-type="float">
            <text:p>2,91</text:p>
          </table:table-cell>
          <table:table-cell office:value-type="float" office:value="1.646728" calcext:value-type="float">
            <text:p>1,646728</text:p>
          </table:table-cell>
          <table:table-cell office:value-type="float" office:value="1.652615" calcext:value-type="float">
            <text:p>1,652615</text:p>
          </table:table-cell>
          <table:table-cell office:value-type="float" office:value="1.44115" calcext:value-type="float">
            <text:p>1,44115</text:p>
          </table:table-cell>
          <table:table-cell/>
        </table:table-row>
        <table:table-row table:style-name="ro1">
          <table:table-cell office:value-type="float" office:value="2.97" calcext:value-type="float">
            <text:p>2,97</text:p>
          </table:table-cell>
          <table:table-cell office:value-type="float" office:value="1.655311" calcext:value-type="float">
            <text:p>1,655311</text:p>
          </table:table-cell>
          <table:table-cell office:value-type="float" office:value="1.666738" calcext:value-type="float">
            <text:p>1,666738</text:p>
          </table:table-cell>
          <table:table-cell office:value-type="float" office:value="1.452161" calcext:value-type="float">
            <text:p>1,452161</text:p>
          </table:table-cell>
          <table:table-cell/>
        </table:table-row>
        <table:table-row table:style-name="ro1">
          <table:table-cell office:value-type="float" office:value="3.03" calcext:value-type="float">
            <text:p>3,03</text:p>
          </table:table-cell>
          <table:table-cell office:value-type="float" office:value="1.668067" calcext:value-type="float">
            <text:p>1,668067</text:p>
          </table:table-cell>
          <table:table-cell office:value-type="float" office:value="1.68502" calcext:value-type="float">
            <text:p>1,68502</text:p>
          </table:table-cell>
          <table:table-cell office:value-type="float" office:value="1.467994" calcext:value-type="float">
            <text:p>1,467994</text:p>
          </table:table-cell>
          <table:table-cell/>
        </table:table-row>
        <table:table-row table:style-name="ro1">
          <table:table-cell office:value-type="float" office:value="3.09" calcext:value-type="float">
            <text:p>3,09</text:p>
          </table:table-cell>
          <table:table-cell office:value-type="float" office:value="1.684752" calcext:value-type="float">
            <text:p>1,684752</text:p>
          </table:table-cell>
          <table:table-cell office:value-type="float" office:value="1.706997" calcext:value-type="float">
            <text:p>1,706997</text:p>
          </table:table-cell>
          <table:table-cell office:value-type="float" office:value="1.48853" calcext:value-type="float">
            <text:p>1,48853</text:p>
          </table:table-cell>
          <table:table-cell/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1.70496" calcext:value-type="float">
            <text:p>1,70496</text:p>
          </table:table-cell>
          <table:table-cell office:value-type="float" office:value="1.732048" calcext:value-type="float">
            <text:p>1,732048</text:p>
          </table:table-cell>
          <table:table-cell office:value-type="float" office:value="1.513461" calcext:value-type="float">
            <text:p>1,513461</text:p>
          </table:table-cell>
          <table:table-cell/>
        </table:table-row>
        <table:table-row table:style-name="ro1">
          <table:table-cell office:value-type="float" office:value="3.21" calcext:value-type="float">
            <text:p>3,21</text:p>
          </table:table-cell>
          <table:table-cell office:value-type="float" office:value="1.728134" calcext:value-type="float">
            <text:p>1,728134</text:p>
          </table:table-cell>
          <table:table-cell office:value-type="float" office:value="1.759411" calcext:value-type="float">
            <text:p>1,759411</text:p>
          </table:table-cell>
          <table:table-cell office:value-type="float" office:value="1.542292" calcext:value-type="float">
            <text:p>1,542292</text:p>
          </table:table-cell>
          <table:table-cell/>
        </table:table-row>
        <table:table-row table:style-name="ro1">
          <table:table-cell office:value-type="float" office:value="3.27" calcext:value-type="float">
            <text:p>3,27</text:p>
          </table:table-cell>
          <table:table-cell office:value-type="float" office:value="1.753583" calcext:value-type="float">
            <text:p>1,753583</text:p>
          </table:table-cell>
          <table:table-cell office:value-type="float" office:value="1.788203" calcext:value-type="float">
            <text:p>1,788203</text:p>
          </table:table-cell>
          <table:table-cell office:value-type="float" office:value="1.574354" calcext:value-type="float">
            <text:p>1,574354</text:p>
          </table:table-cell>
          <table:table-cell/>
        </table:table-row>
        <table:table-row table:style-name="ro1">
          <table:table-cell office:value-type="float" office:value="3.33" calcext:value-type="float">
            <text:p>3,33</text:p>
          </table:table-cell>
          <table:table-cell office:value-type="float" office:value="1.780501" calcext:value-type="float">
            <text:p>1,780501</text:p>
          </table:table-cell>
          <table:table-cell office:value-type="float" office:value="1.817455" calcext:value-type="float">
            <text:p>1,817455</text:p>
          </table:table-cell>
          <table:table-cell office:value-type="float" office:value="1.608823" calcext:value-type="float">
            <text:p>1,608823</text:p>
          </table:table-cell>
          <table:table-cell/>
        </table:table-row>
        <table:table-row table:style-name="ro1">
          <table:table-cell office:value-type="float" office:value="3.39" calcext:value-type="float">
            <text:p>3,39</text:p>
          </table:table-cell>
          <table:table-cell office:value-type="float" office:value="1.807997" calcext:value-type="float">
            <text:p>1,807997</text:p>
          </table:table-cell>
          <table:table-cell office:value-type="float" office:value="1.846141" calcext:value-type="float">
            <text:p>1,846141</text:p>
          </table:table-cell>
          <table:table-cell office:value-type="float" office:value="1.644745" calcext:value-type="float">
            <text:p>1,644745</text:p>
          </table:table-cell>
          <table:table-cell/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1.835118" calcext:value-type="float">
            <text:p>1,835118</text:p>
          </table:table-cell>
          <table:table-cell office:value-type="float" office:value="1.873217" calcext:value-type="float">
            <text:p>1,873217</text:p>
          </table:table-cell>
          <table:table-cell office:value-type="float" office:value="1.681067" calcext:value-type="float">
            <text:p>1,681067</text:p>
          </table:table-cell>
          <table:table-cell/>
        </table:table-row>
        <table:table-row table:style-name="ro1">
          <table:table-cell office:value-type="float" office:value="3.51" calcext:value-type="float">
            <text:p>3,51</text:p>
          </table:table-cell>
          <table:table-cell office:value-type="float" office:value="1.860891" calcext:value-type="float">
            <text:p>1,860891</text:p>
          </table:table-cell>
          <table:table-cell office:value-type="float" office:value="1.897658" calcext:value-type="float">
            <text:p>1,897658</text:p>
          </table:table-cell>
          <table:table-cell office:value-type="float" office:value="1.716675" calcext:value-type="float">
            <text:p>1,716675</text:p>
          </table:table-cell>
          <table:table-cell/>
        </table:table-row>
        <table:table-row table:style-name="ro1">
          <table:table-cell office:value-type="float" office:value="3.57" calcext:value-type="float">
            <text:p>3,57</text:p>
          </table:table-cell>
          <table:table-cell office:value-type="float" office:value="1.884354" calcext:value-type="float">
            <text:p>1,884354</text:p>
          </table:table-cell>
          <table:table-cell office:value-type="float" office:value="1.918497" calcext:value-type="float">
            <text:p>1,918497</text:p>
          </table:table-cell>
          <table:table-cell office:value-type="float" office:value="1.750431" calcext:value-type="float">
            <text:p>1,750431</text:p>
          </table:table-cell>
          <table:table-cell/>
        </table:table-row>
        <table:table-row table:style-name="ro1">
          <table:table-cell office:value-type="float" office:value="3.63" calcext:value-type="float">
            <text:p>3,63</text:p>
          </table:table-cell>
          <table:table-cell office:value-type="float" office:value="1.904594" calcext:value-type="float">
            <text:p>1,904594</text:p>
          </table:table-cell>
          <table:table-cell office:value-type="float" office:value="1.934866" calcext:value-type="float">
            <text:p>1,934866</text:p>
          </table:table-cell>
          <table:table-cell office:value-type="float" office:value="1.78122" calcext:value-type="float">
            <text:p>1,78122</text:p>
          </table:table-cell>
          <table:table-cell/>
        </table:table-row>
        <table:table-row table:style-name="ro1">
          <table:table-cell office:value-type="float" office:value="3.69" calcext:value-type="float">
            <text:p>3,69</text:p>
          </table:table-cell>
          <table:table-cell office:value-type="float" office:value="1.920782" calcext:value-type="float">
            <text:p>1,920782</text:p>
          </table:table-cell>
          <table:table-cell office:value-type="float" office:value="1.946028" calcext:value-type="float">
            <text:p>1,946028</text:p>
          </table:table-cell>
          <table:table-cell office:value-type="float" office:value="1.807985" calcext:value-type="float">
            <text:p>1,807985</text:p>
          </table:table-cell>
          <table:table-cell/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1.932208" calcext:value-type="float">
            <text:p>1,932208</text:p>
          </table:table-cell>
          <table:table-cell office:value-type="float" office:value="1.951413" calcext:value-type="float">
            <text:p>1,951413</text:p>
          </table:table-cell>
          <table:table-cell office:value-type="float" office:value="1.829776" calcext:value-type="float">
            <text:p>1,829776</text:p>
          </table:table-cell>
          <table:table-cell/>
        </table:table-row>
        <table:table-row table:style-name="ro1">
          <table:table-cell office:value-type="float" office:value="3.81" calcext:value-type="float">
            <text:p>3,81</text:p>
          </table:table-cell>
          <table:table-cell office:value-type="float" office:value="1.938312" calcext:value-type="float">
            <text:p>1,938312</text:p>
          </table:table-cell>
          <table:table-cell office:value-type="float" office:value="1.950641" calcext:value-type="float">
            <text:p>1,950641</text:p>
          </table:table-cell>
          <table:table-cell office:value-type="float" office:value="1.845785" calcext:value-type="float">
            <text:p>1,845785</text:p>
          </table:table-cell>
          <table:table-cell/>
        </table:table-row>
        <table:table-row table:style-name="ro1">
          <table:table-cell office:value-type="float" office:value="3.87" calcext:value-type="float">
            <text:p>3,87</text:p>
          </table:table-cell>
          <table:table-cell office:value-type="float" office:value="1.938708" calcext:value-type="float">
            <text:p>1,938708</text:p>
          </table:table-cell>
          <table:table-cell office:value-type="float" office:value="1.943545" calcext:value-type="float">
            <text:p>1,943545</text:p>
          </table:table-cell>
          <table:table-cell office:value-type="float" office:value="1.855383" calcext:value-type="float">
            <text:p>1,855383</text:p>
          </table:table-cell>
          <table:table-cell/>
        </table:table-row>
        <table:table-row table:style-name="ro1">
          <table:table-cell office:value-type="float" office:value="3.93" calcext:value-type="float">
            <text:p>3,93</text:p>
          </table:table-cell>
          <table:table-cell office:value-type="float" office:value="1.933206" calcext:value-type="float">
            <text:p>1,933206</text:p>
          </table:table-cell>
          <table:table-cell office:value-type="float" office:value="1.930185" calcext:value-type="float">
            <text:p>1,930185</text:p>
          </table:table-cell>
          <table:table-cell office:value-type="float" office:value="1.858147" calcext:value-type="float">
            <text:p>1,858147</text:p>
          </table:table-cell>
          <table:table-cell/>
        </table:table-row>
        <table:table-row table:style-name="ro1">
          <table:table-cell office:value-type="float" office:value="3.99" calcext:value-type="float">
            <text:p>3,99</text:p>
          </table:table-cell>
          <table:table-cell office:value-type="float" office:value="1.921825" calcext:value-type="float">
            <text:p>1,921825</text:p>
          </table:table-cell>
          <table:table-cell office:value-type="float" office:value="1.910848" calcext:value-type="float">
            <text:p>1,910848</text:p>
          </table:table-cell>
          <table:table-cell office:value-type="float" office:value="1.853885" calcext:value-type="float">
            <text:p>1,853885</text:p>
          </table:table-cell>
          <table:table-cell/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1.904798" calcext:value-type="float">
            <text:p>1,904798</text:p>
          </table:table-cell>
          <table:table-cell office:value-type="float" office:value="1.886051" calcext:value-type="float">
            <text:p>1,886051</text:p>
          </table:table-cell>
          <table:table-cell office:value-type="float" office:value="1.84265" calcext:value-type="float">
            <text:p>1,84265</text:p>
          </table:table-cell>
          <table:table-cell/>
        </table:table-row>
        <table:table-row table:style-name="ro1">
          <table:table-cell office:value-type="float" office:value="4.11" calcext:value-type="float">
            <text:p>4,11</text:p>
          </table:table-cell>
          <table:table-cell office:value-type="float" office:value="1.882571" calcext:value-type="float">
            <text:p>1,882571</text:p>
          </table:table-cell>
          <table:table-cell office:value-type="float" office:value="1.856526" calcext:value-type="float">
            <text:p>1,856526</text:p>
          </table:table-cell>
          <table:table-cell office:value-type="float" office:value="1.824746" calcext:value-type="float">
            <text:p>1,824746</text:p>
          </table:table-cell>
          <table:table-cell/>
        </table:table-row>
        <table:table-row table:style-name="ro1">
          <table:table-cell office:value-type="float" office:value="4.17" calcext:value-type="float">
            <text:p>4,17</text:p>
          </table:table-cell>
          <table:table-cell office:value-type="float" office:value="1.855793" calcext:value-type="float">
            <text:p>1,855793</text:p>
          </table:table-cell>
          <table:table-cell office:value-type="float" office:value="1.823197" calcext:value-type="float">
            <text:p>1,823197</text:p>
          </table:table-cell>
          <table:table-cell office:value-type="float" office:value="1.800721" calcext:value-type="float">
            <text:p>1,800721</text:p>
          </table:table-cell>
          <table:table-cell/>
        </table:table-row>
        <table:table-row table:style-name="ro1">
          <table:table-cell office:value-type="float" office:value="4.23" calcext:value-type="float">
            <text:p>4,23</text:p>
          </table:table-cell>
          <table:table-cell office:value-type="float" office:value="1.825299" calcext:value-type="float">
            <text:p>1,825299</text:p>
          </table:table-cell>
          <table:table-cell office:value-type="float" office:value="1.787156" calcext:value-type="float">
            <text:p>1,787156</text:p>
          </table:table-cell>
          <table:table-cell office:value-type="float" office:value="1.771362" calcext:value-type="float">
            <text:p>1,771362</text:p>
          </table:table-cell>
          <table:table-cell/>
        </table:table-row>
        <table:table-row table:style-name="ro1">
          <table:table-cell office:value-type="float" office:value="4.29" calcext:value-type="float">
            <text:p>4,29</text:p>
          </table:table-cell>
          <table:table-cell office:value-type="float" office:value="1.792083" calcext:value-type="float">
            <text:p>1,792083</text:p>
          </table:table-cell>
          <table:table-cell office:value-type="float" office:value="1.749626" calcext:value-type="float">
            <text:p>1,749626</text:p>
          </table:table-cell>
          <table:table-cell office:value-type="float" office:value="1.737666" calcext:value-type="float">
            <text:p>1,737666</text:p>
          </table:table-cell>
          <table:table-cell/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1.757268" calcext:value-type="float">
            <text:p>1,757268</text:p>
          </table:table-cell>
          <table:table-cell office:value-type="float" office:value="1.711919" calcext:value-type="float">
            <text:p>1,711919</text:p>
          </table:table-cell>
          <table:table-cell office:value-type="float" office:value="1.700813" calcext:value-type="float">
            <text:p>1,700813</text:p>
          </table:table-cell>
          <table:table-cell/>
        </table:table-row>
        <table:table-row table:style-name="ro1">
          <table:table-cell office:value-type="float" office:value="4.41" calcext:value-type="float">
            <text:p>4,41</text:p>
          </table:table-cell>
          <table:table-cell office:value-type="float" office:value="1.722066" calcext:value-type="float">
            <text:p>1,722066</text:p>
          </table:table-cell>
          <table:table-cell office:value-type="float" office:value="1.675391" calcext:value-type="float">
            <text:p>1,675391</text:p>
          </table:table-cell>
          <table:table-cell office:value-type="float" office:value="1.662128" calcext:value-type="float">
            <text:p>1,662128</text:p>
          </table:table-cell>
          <table:table-cell/>
        </table:table-row>
        <table:table-row table:style-name="ro1">
          <table:table-cell office:value-type="float" office:value="4.47" calcext:value-type="float">
            <text:p>4,47</text:p>
          </table:table-cell>
          <table:table-cell office:value-type="float" office:value="1.687739" calcext:value-type="float">
            <text:p>1,687739</text:p>
          </table:table-cell>
          <table:table-cell office:value-type="float" office:value="1.641394" calcext:value-type="float">
            <text:p>1,641394</text:p>
          </table:table-cell>
          <table:table-cell office:value-type="float" office:value="1.623035" calcext:value-type="float">
            <text:p>1,623035</text:p>
          </table:table-cell>
          <table:table-cell/>
        </table:table-row>
        <table:table-row table:style-name="ro1">
          <table:table-cell office:value-type="float" office:value="4.53" calcext:value-type="float">
            <text:p>4,53</text:p>
          </table:table-cell>
          <table:table-cell office:value-type="float" office:value="1.655552" calcext:value-type="float">
            <text:p>1,655552</text:p>
          </table:table-cell>
          <table:table-cell office:value-type="float" office:value="1.611223" calcext:value-type="float">
            <text:p>1,611223</text:p>
          </table:table-cell>
          <table:table-cell office:value-type="float" office:value="1.585011" calcext:value-type="float">
            <text:p>1,585011</text:p>
          </table:table-cell>
          <table:table-cell/>
        </table:table-row>
        <table:table-row table:style-name="ro1">
          <table:table-cell office:value-type="float" office:value="4.59" calcext:value-type="float">
            <text:p>4,59</text:p>
          </table:table-cell>
          <table:table-cell office:value-type="float" office:value="1.626726" calcext:value-type="float">
            <text:p>1,626726</text:p>
          </table:table-cell>
          <table:table-cell office:value-type="float" office:value="1.586073" calcext:value-type="float">
            <text:p>1,586073</text:p>
          </table:table-cell>
          <table:table-cell office:value-type="float" office:value="1.549529" calcext:value-type="float">
            <text:p>1,549529</text:p>
          </table:table-cell>
          <table:table-cell/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1.602395" calcext:value-type="float">
            <text:p>1,602395</text:p>
          </table:table-cell>
          <table:table-cell office:value-type="float" office:value="1.566986" calcext:value-type="float">
            <text:p>1,566986</text:p>
          </table:table-cell>
          <table:table-cell office:value-type="float" office:value="1.518008" calcext:value-type="float">
            <text:p>1,518008</text:p>
          </table:table-cell>
          <table:table-cell/>
        </table:table-row>
        <table:table-row table:style-name="ro1">
          <table:table-cell office:value-type="float" office:value="4.71" calcext:value-type="float">
            <text:p>4,71</text:p>
          </table:table-cell>
          <table:table-cell office:value-type="float" office:value="1.583559" calcext:value-type="float">
            <text:p>1,583559</text:p>
          </table:table-cell>
          <table:table-cell office:value-type="float" office:value="1.554813" calcext:value-type="float">
            <text:p>1,554813</text:p>
          </table:table-cell>
          <table:table-cell office:value-type="float" office:value="1.491756" calcext:value-type="float">
            <text:p>1,491756</text:p>
          </table:table-cell>
          <table:table-cell/>
        </table:table-row>
        <table:table-row table:style-name="ro1">
          <table:table-cell office:value-type="float" office:value="4.77" calcext:value-type="float">
            <text:p>4,77</text:p>
          </table:table-cell>
          <table:table-cell office:value-type="float" office:value="1.571046" calcext:value-type="float">
            <text:p>1,571046</text:p>
          </table:table-cell>
          <table:table-cell office:value-type="float" office:value="1.550177" calcext:value-type="float">
            <text:p>1,550177</text:p>
          </table:table-cell>
          <table:table-cell office:value-type="float" office:value="1.471925" calcext:value-type="float">
            <text:p>1,471925</text:p>
          </table:table-cell>
          <table:table-cell/>
        </table:table-row>
        <table:table-row table:style-name="ro1">
          <table:table-cell office:value-type="float" office:value="4.83" calcext:value-type="float">
            <text:p>4,83</text:p>
          </table:table-cell>
          <table:table-cell office:value-type="float" office:value="1.565474" calcext:value-type="float">
            <text:p>1,565474</text:p>
          </table:table-cell>
          <table:table-cell office:value-type="float" office:value="1.553441" calcext:value-type="float">
            <text:p>1,553441</text:p>
          </table:table-cell>
          <table:table-cell office:value-type="float" office:value="1.459458" calcext:value-type="float">
            <text:p>1,459458</text:p>
          </table:table-cell>
          <table:table-cell/>
        </table:table-row>
        <table:table-row table:style-name="ro1">
          <table:table-cell office:value-type="float" office:value="4.89" calcext:value-type="float">
            <text:p>4,89</text:p>
          </table:table-cell>
          <table:table-cell office:value-type="float" office:value="1.567228" calcext:value-type="float">
            <text:p>1,567228</text:p>
          </table:table-cell>
          <table:table-cell office:value-type="float" office:value="1.564692" calcext:value-type="float">
            <text:p>1,564692</text:p>
          </table:table-cell>
          <table:table-cell office:value-type="float" office:value="1.455054" calcext:value-type="float">
            <text:p>1,455054</text:p>
          </table:table-cell>
          <table:table-cell/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1.576435" calcext:value-type="float">
            <text:p>1,576435</text:p>
          </table:table-cell>
          <table:table-cell office:value-type="float" office:value="1.583732" calcext:value-type="float">
            <text:p>1,583732</text:p>
          </table:table-cell>
          <table:table-cell office:value-type="float" office:value="1.459136" calcext:value-type="float">
            <text:p>1,459136</text:p>
          </table:table-cell>
          <table:table-cell/>
        </table:table-row>
        <table:table-row table:style-name="ro1">
          <table:table-cell office:value-type="float" office:value="5.01" calcext:value-type="float">
            <text:p>5,01</text:p>
          </table:table-cell>
          <table:table-cell office:value-type="float" office:value="1.592955" calcext:value-type="float">
            <text:p>1,592955</text:p>
          </table:table-cell>
          <table:table-cell office:value-type="float" office:value="1.610071" calcext:value-type="float">
            <text:p>1,610071</text:p>
          </table:table-cell>
          <table:table-cell office:value-type="float" office:value="1.471826" calcext:value-type="float">
            <text:p>1,471826</text:p>
          </table:table-cell>
          <table:table-cell/>
        </table:table-row>
        <table:table-row table:style-name="ro1">
          <table:table-cell office:value-type="float" office:value="5.07" calcext:value-type="float">
            <text:p>5,07</text:p>
          </table:table-cell>
          <table:table-cell office:value-type="float" office:value="1.616381" calcext:value-type="float">
            <text:p>1,616381</text:p>
          </table:table-cell>
          <table:table-cell office:value-type="float" office:value="1.642946" calcext:value-type="float">
            <text:p>1,642946</text:p>
          </table:table-cell>
          <table:table-cell office:value-type="float" office:value="1.492936" calcext:value-type="float">
            <text:p>1,492936</text:p>
          </table:table-cell>
          <table:table-cell/>
        </table:table-row>
        <table:table-row table:style-name="ro1">
          <table:table-cell office:value-type="float" office:value="5.13" calcext:value-type="float">
            <text:p>5,13</text:p>
          </table:table-cell>
          <table:table-cell office:value-type="float" office:value="1.646043" calcext:value-type="float">
            <text:p>1,646043</text:p>
          </table:table-cell>
          <table:table-cell office:value-type="float" office:value="1.681337" calcext:value-type="float">
            <text:p>1,681337</text:p>
          </table:table-cell>
          <table:table-cell office:value-type="float" office:value="1.521966" calcext:value-type="float">
            <text:p>1,521966</text:p>
          </table:table-cell>
          <table:table-cell/>
        </table:table-row>
        <table:table-row table:style-name="ro1">
          <table:table-cell office:value-type="float" office:value="5.19" calcext:value-type="float">
            <text:p>5,19</text:p>
          </table:table-cell>
          <table:table-cell office:value-type="float" office:value="1.681031" calcext:value-type="float">
            <text:p>1,681031</text:p>
          </table:table-cell>
          <table:table-cell office:value-type="float" office:value="1.724" calcext:value-type="float">
            <text:p>1,724</text:p>
          </table:table-cell>
          <table:table-cell office:value-type="float" office:value="1.558115" calcext:value-type="float">
            <text:p>1,558115</text:p>
          </table:table-cell>
          <table:table-cell/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1.720219" calcext:value-type="float">
            <text:p>1,720219</text:p>
          </table:table-cell>
          <table:table-cell office:value-type="float" office:value="1.769504" calcext:value-type="float">
            <text:p>1,769504</text:p>
          </table:table-cell>
          <table:table-cell office:value-type="float" office:value="1.600305" calcext:value-type="float">
            <text:p>1,600305</text:p>
          </table:table-cell>
          <table:table-cell/>
        </table:table-row>
        <table:table-row table:style-name="ro1">
          <table:table-cell office:value-type="float" office:value="5.31" calcext:value-type="float">
            <text:p>5,31</text:p>
          </table:table-cell>
          <table:table-cell office:value-type="float" office:value="1.762301" calcext:value-type="float">
            <text:p>1,762301</text:p>
          </table:table-cell>
          <table:table-cell office:value-type="float" office:value="1.816286" calcext:value-type="float">
            <text:p>1,816286</text:p>
          </table:table-cell>
          <table:table-cell office:value-type="float" office:value="1.64721" calcext:value-type="float">
            <text:p>1,64721</text:p>
          </table:table-cell>
          <table:table-cell/>
        </table:table-row>
        <table:table-row table:style-name="ro1">
          <table:table-cell office:value-type="float" office:value="5.37" calcext:value-type="float">
            <text:p>5,37</text:p>
          </table:table-cell>
          <table:table-cell office:value-type="float" office:value="1.805838" calcext:value-type="float">
            <text:p>1,805838</text:p>
          </table:table-cell>
          <table:table-cell office:value-type="float" office:value="1.862696" calcext:value-type="float">
            <text:p>1,862696</text:p>
          </table:table-cell>
          <table:table-cell office:value-type="float" office:value="1.697301" calcext:value-type="float">
            <text:p>1,697301</text:p>
          </table:table-cell>
          <table:table-cell/>
        </table:table-row>
        <table:table-row table:style-name="ro1">
          <table:table-cell office:value-type="float" office:value="5.43" calcext:value-type="float">
            <text:p>5,43</text:p>
          </table:table-cell>
          <table:table-cell office:value-type="float" office:value="1.849301" calcext:value-type="float">
            <text:p>1,849301</text:p>
          </table:table-cell>
          <table:table-cell office:value-type="float" office:value="1.907062" calcext:value-type="float">
            <text:p>1,907062</text:p>
          </table:table-cell>
          <table:table-cell office:value-type="float" office:value="1.748896" calcext:value-type="float">
            <text:p>1,748896</text:p>
          </table:table-cell>
          <table:table-cell/>
        </table:table-row>
        <table:table-row table:style-name="ro1">
          <table:table-cell office:value-type="float" office:value="5.49" calcext:value-type="float">
            <text:p>5,49</text:p>
          </table:table-cell>
          <table:table-cell office:value-type="float" office:value="1.891132" calcext:value-type="float">
            <text:p>1,891132</text:p>
          </table:table-cell>
          <table:table-cell office:value-type="float" office:value="1.947745" calcext:value-type="float">
            <text:p>1,947745</text:p>
          </table:table-cell>
          <table:table-cell office:value-type="float" office:value="1.800221" calcext:value-type="float">
            <text:p>1,800221</text:p>
          </table:table-cell>
          <table:table-cell/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1.929794" calcext:value-type="float">
            <text:p>1,929794</text:p>
          </table:table-cell>
          <table:table-cell office:value-type="float" office:value="1.983204" calcext:value-type="float">
            <text:p>1,983204</text:p>
          </table:table-cell>
          <table:table-cell office:value-type="float" office:value="1.849466" calcext:value-type="float">
            <text:p>1,849466</text:p>
          </table:table-cell>
          <table:table-cell/>
        </table:table-row>
        <table:table-row table:style-name="ro1">
          <table:table-cell office:value-type="float" office:value="5.61" calcext:value-type="float">
            <text:p>5,61</text:p>
          </table:table-cell>
          <table:table-cell office:value-type="float" office:value="1.96383" calcext:value-type="float">
            <text:p>1,96383</text:p>
          </table:table-cell>
          <table:table-cell office:value-type="float" office:value="2.012051" calcext:value-type="float">
            <text:p>2,012051</text:p>
          </table:table-cell>
          <table:table-cell office:value-type="float" office:value="1.894858" calcext:value-type="float">
            <text:p>1,894858</text:p>
          </table:table-cell>
          <table:table-cell/>
        </table:table-row>
        <table:table-row table:style-name="ro1">
          <table:table-cell office:value-type="float" office:value="5.67" calcext:value-type="float">
            <text:p>5,67</text:p>
          </table:table-cell>
          <table:table-cell office:value-type="float" office:value="1.991917" calcext:value-type="float">
            <text:p>1,991917</text:p>
          </table:table-cell>
          <table:table-cell office:value-type="float" office:value="2.033106" calcext:value-type="float">
            <text:p>2,033106</text:p>
          </table:table-cell>
          <table:table-cell office:value-type="float" office:value="1.934717" calcext:value-type="float">
            <text:p>1,934717</text:p>
          </table:table-cell>
          <table:table-cell/>
        </table:table-row>
        <table:table-row table:style-name="ro1">
          <table:table-cell office:value-type="float" office:value="5.73" calcext:value-type="float">
            <text:p>5,73</text:p>
          </table:table-cell>
          <table:table-cell office:value-type="float" office:value="2.012919" calcext:value-type="float">
            <text:p>2,012919</text:p>
          </table:table-cell>
          <table:table-cell office:value-type="float" office:value="2.045446" calcext:value-type="float">
            <text:p>2,045446</text:p>
          </table:table-cell>
          <table:table-cell office:value-type="float" office:value="1.96753" calcext:value-type="float">
            <text:p>1,96753</text:p>
          </table:table-cell>
          <table:table-cell/>
        </table:table-row>
        <table:table-row table:style-name="ro1">
          <table:table-cell office:value-type="float" office:value="5.79" calcext:value-type="float">
            <text:p>5,79</text:p>
          </table:table-cell>
          <table:table-cell office:value-type="float" office:value="2.025929" calcext:value-type="float">
            <text:p>2,025929</text:p>
          </table:table-cell>
          <table:table-cell office:value-type="float" office:value="2.04844" calcext:value-type="float">
            <text:p>2,04844</text:p>
          </table:table-cell>
          <table:table-cell office:value-type="float" office:value="1.991999" calcext:value-type="float">
            <text:p>1,991999</text:p>
          </table:table-cell>
          <table:table-cell/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2.03031" calcext:value-type="float">
            <text:p>2,03031</text:p>
          </table:table-cell>
          <table:table-cell office:value-type="float" office:value="2.041782" calcext:value-type="float">
            <text:p>2,041782</text:p>
          </table:table-cell>
          <table:table-cell office:value-type="float" office:value="2.007102" calcext:value-type="float">
            <text:p>2,007102</text:p>
          </table:table-cell>
          <table:table-cell/>
        </table:table-row>
        <table:table-row table:style-name="ro1">
          <table:table-cell office:value-type="float" office:value="5.91" calcext:value-type="float">
            <text:p>5,91</text:p>
          </table:table-cell>
          <table:table-cell office:value-type="float" office:value="2.025722" calcext:value-type="float">
            <text:p>2,025722</text:p>
          </table:table-cell>
          <table:table-cell office:value-type="float" office:value="2.025508" calcext:value-type="float">
            <text:p>2,025508</text:p>
          </table:table-cell>
          <table:table-cell office:value-type="float" office:value="2.012162" calcext:value-type="float">
            <text:p>2,012162</text:p>
          </table:table-cell>
          <table:table-cell/>
        </table:table-row>
        <table:table-row table:style-name="ro1">
          <table:table-cell office:value-type="float" office:value="5.97" calcext:value-type="float">
            <text:p>5,97</text:p>
          </table:table-cell>
          <table:table-cell office:value-type="float" office:value="2.01214" calcext:value-type="float">
            <text:p>2,01214</text:p>
          </table:table-cell>
          <table:table-cell office:value-type="float" office:value="2" calcext:value-type="float">
            <text:p>2</text:p>
          </table:table-cell>
          <table:table-cell office:value-type="float" office:value="2.00762" calcext:value-type="float">
            <text:p>2,007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19:55:04.182248824</meta:creation-date>
    <dc:date>2018-12-21T20:15:51.675551384</dc:date>
    <meta:editing-duration>PT26S</meta:editing-duration>
    <meta:editing-cycles>1</meta:editing-cycles>
    <meta:document-statistic meta:table-count="1" meta:cell-count="404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1cm" chart:symbol-height="0.1cm"/>
    </style:style>
    <style:style style:name="ch11" style:family="chart" style:data-style-name="N0">
      <style:chart-properties chart:symbol-type="named-symbol" chart:symbol-name="diamond" chart:symbol-width="0.3cm" chart:symbol-height="0.3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title svg:x="6.895cm" svg:y="0.316cm" chart:style-name="ch2">
          <text:p>Questão 3</text:p>
        </chart:title>
        <chart:legend chart:legend-position="end" svg:x="12.375cm" svg:y="3.706cm" style:legend-expansion="high" chart:style-name="ch3"/>
        <chart:plot-area chart:style-name="ch4" table:cell-range-address="Planilha1.A1:Planilha1.D101" chart:data-source-has-labels="row" svg:x="1.33cm" svg:y="1.275cm" svg:width="10.726cm" svg:height="6.57cm">
          <chartooo:coordinate-region svg:x="2.057cm" svg:y="1.474cm" svg:width="9.905cm" svg:height="5.724cm"/>
          <chart:axis chart:dimension="x" chart:name="primary-x" chart:style-name="ch5">
            <chart:title svg:x="6.252cm" svg:y="8.025cm" chart:style-name="ch6">
              <text:p>X (m)</text:p>
            </chart:title>
          </chart:axis>
          <chart:axis chart:dimension="y" chart:name="primary-y" chart:style-name="ch5">
            <chart:title svg:x="0.451cm" svg:y="4.855cm" chart:style-name="ch7">
              <text:p>Phi</text:p>
            </chart:title>
            <chart:grid chart:style-name="ch8" chart:class="major"/>
          </chart:axis>
          <chart:series chart:style-name="ch9" chart:values-cell-range-address="Planilha1.B2:Planilha1.B101" chart:label-cell-address="Planilha1.B1:Planilha1.B1" chart:class="chart:scatter">
            <chart:domain table:cell-range-address="Planilha1.A2:Planilha1.A101"/>
            <chart:data-point/>
            <chart:data-point chart:style-name="ch10"/>
            <chart:data-point chart:repeated="2"/>
            <chart:data-point chart:style-name="ch10"/>
            <chart:data-point chart:repeated="95"/>
          </chart:series>
          <chart:series chart:style-name="ch11" chart:values-cell-range-address="Planilha1.C2:Planilha1.C101" chart:label-cell-address="Planilha1.C1:Planilha1.C1" chart:class="chart:scatter">
            <chart:data-point chart:repeated="100"/>
          </chart:series>
          <chart:series chart:style-name="ch12" chart:values-cell-range-address="Planilha1.D2:Planilha1.D101" chart:label-cell-address="Planilha1.D1:Planilha1.D1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 Phi_UDS </text:p>
                <draw:g>
                  <svg:desc>Planilha1.B1:Planilha1.B1</svg:desc>
                </draw:g>
              </table:table-cell>
              <table:table-cell office:value-type="string">
                <text:p> Phi (Eul, Ex,) </text:p>
                <draw:g>
                  <svg:desc>Planilha1.C1:Planilha1.C1</svg:desc>
                </draw:g>
              </table:table-cell>
              <table:table-cell office:value-type="string">
                <text:p> Phi_SOU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Planilha1.A2:Planilha1.A101</svg:desc>
                </draw:g>
              </table:table-cell>
              <table:table-cell office:value-type="float" office:value="1.075696">
                <text:p>1.075696</text:p>
                <draw:g>
                  <svg:desc>Planilha1.B2:Planilha1.B101</svg:desc>
                </draw:g>
              </table:table-cell>
              <table:table-cell office:value-type="float" office:value="1.134824">
                <text:p>1.134824</text:p>
                <draw:g>
                  <svg:desc>Planilha1.C2:Planilha1.C101</svg:desc>
                </draw:g>
              </table:table-cell>
              <table:table-cell office:value-type="float" office:value="0.388319">
                <text:p>0.388319</text:p>
                <draw:g>
                  <svg:desc>Planilha1.D2:Planilha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1.130692">
                <text:p>1.130692</text:p>
              </table:table-cell>
              <table:table-cell office:value-type="float" office:value="1.189269">
                <text:p>1.189269</text:p>
              </table:table-cell>
              <table:table-cell office:value-type="float" office:value="0.445567">
                <text:p>0.445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1.181005">
                <text:p>1.181005</text:p>
              </table:table-cell>
              <table:table-cell office:value-type="float" office:value="1.238573">
                <text:p>1.238573</text:p>
              </table:table-cell>
              <table:table-cell office:value-type="float" office:value="0.500084">
                <text:p>0.500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1.226943">
                <text:p>1.226943</text:p>
              </table:table-cell>
              <table:table-cell office:value-type="float" office:value="1.28314">
                <text:p>1.28314</text:p>
              </table:table-cell>
              <table:table-cell office:value-type="float" office:value="0.55191">
                <text:p>0.55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">
                <text:p>0.27</text:p>
              </table:table-cell>
              <table:table-cell office:value-type="float" office:value="1.268814">
                <text:p>1.268814</text:p>
              </table:table-cell>
              <table:table-cell office:value-type="float" office:value="1.323376">
                <text:p>1.323376</text:p>
              </table:table-cell>
              <table:table-cell office:value-type="float" office:value="0.60111">
                <text:p>0.60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">
                <text:p>0.33</text:p>
              </table:table-cell>
              <table:table-cell office:value-type="float" office:value="1.306932">
                <text:p>1.306932</text:p>
              </table:table-cell>
              <table:table-cell office:value-type="float" office:value="1.359688">
                <text:p>1.359688</text:p>
              </table:table-cell>
              <table:table-cell office:value-type="float" office:value="0.647781">
                <text:p>0.647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">
                <text:p>0.39</text:p>
              </table:table-cell>
              <table:table-cell office:value-type="float" office:value="1.341626">
                <text:p>1.341626</text:p>
              </table:table-cell>
              <table:table-cell office:value-type="float" office:value="1.392493">
                <text:p>1.392493</text:p>
              </table:table-cell>
              <table:table-cell office:value-type="float" office:value="0.692057">
                <text:p>0.692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1.373237">
                <text:p>1.373237</text:p>
              </table:table-cell>
              <table:table-cell office:value-type="float" office:value="1.42222">
                <text:p>1.42222</text:p>
              </table:table-cell>
              <table:table-cell office:value-type="float" office:value="0.734112">
                <text:p>0.734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">
                <text:p>0.51</text:p>
              </table:table-cell>
              <table:table-cell office:value-type="float" office:value="1.402122">
                <text:p>1.402122</text:p>
              </table:table-cell>
              <table:table-cell office:value-type="float" office:value="1.4493">
                <text:p>1.4493</text:p>
              </table:table-cell>
              <table:table-cell office:value-type="float" office:value="0.774159">
                <text:p>0.774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">
                <text:p>0.57</text:p>
              </table:table-cell>
              <table:table-cell office:value-type="float" office:value="1.428648">
                <text:p>1.428648</text:p>
              </table:table-cell>
              <table:table-cell office:value-type="float" office:value="1.474167">
                <text:p>1.474167</text:p>
              </table:table-cell>
              <table:table-cell office:value-type="float" office:value="0.812445">
                <text:p>0.812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">
                <text:p>0.63</text:p>
              </table:table-cell>
              <table:table-cell office:value-type="float" office:value="1.45319">
                <text:p>1.45319</text:p>
              </table:table-cell>
              <table:table-cell office:value-type="float" office:value="1.497246">
                <text:p>1.497246</text:p>
              </table:table-cell>
              <table:table-cell office:value-type="float" office:value="0.849246">
                <text:p>0.849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">
                <text:p>0.69</text:p>
              </table:table-cell>
              <table:table-cell office:value-type="float" office:value="1.476118">
                <text:p>1.476118</text:p>
              </table:table-cell>
              <table:table-cell office:value-type="float" office:value="1.518946">
                <text:p>1.518946</text:p>
              </table:table-cell>
              <table:table-cell office:value-type="float" office:value="0.884854">
                <text:p>0.884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1.497793">
                <text:p>1.497793</text:p>
              </table:table-cell>
              <table:table-cell office:value-type="float" office:value="1.539648">
                <text:p>1.539648</text:p>
              </table:table-cell>
              <table:table-cell office:value-type="float" office:value="0.919571">
                <text:p>0.919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">
                <text:p>0.81</text:p>
              </table:table-cell>
              <table:table-cell office:value-type="float" office:value="1.518555">
                <text:p>1.518555</text:p>
              </table:table-cell>
              <table:table-cell office:value-type="float" office:value="1.559692">
                <text:p>1.559692</text:p>
              </table:table-cell>
              <table:table-cell office:value-type="float" office:value="0.953693">
                <text:p>0.953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">
                <text:p>0.87</text:p>
              </table:table-cell>
              <table:table-cell office:value-type="float" office:value="1.538709">
                <text:p>1.538709</text:p>
              </table:table-cell>
              <table:table-cell office:value-type="float" office:value="1.57937">
                <text:p>1.57937</text:p>
              </table:table-cell>
              <table:table-cell office:value-type="float" office:value="0.987497">
                <text:p>0.987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">
                <text:p>0.93</text:p>
              </table:table-cell>
              <table:table-cell office:value-type="float" office:value="1.558517">
                <text:p>1.558517</text:p>
              </table:table-cell>
              <table:table-cell office:value-type="float" office:value="1.59891">
                <text:p>1.59891</text:p>
              </table:table-cell>
              <table:table-cell office:value-type="float" office:value="1.021225">
                <text:p>1.021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">
                <text:p>0.99</text:p>
              </table:table-cell>
              <table:table-cell office:value-type="float" office:value="1.578188">
                <text:p>1.578188</text:p>
              </table:table-cell>
              <table:table-cell office:value-type="float" office:value="1.618473">
                <text:p>1.618473</text:p>
              </table:table-cell>
              <table:table-cell office:value-type="float" office:value="1.055075">
                <text:p>1.055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">
                <text:p>1.05</text:p>
              </table:table-cell>
              <table:table-cell office:value-type="float" office:value="1.597869">
                <text:p>1.597869</text:p>
              </table:table-cell>
              <table:table-cell office:value-type="float" office:value="1.638142">
                <text:p>1.638142</text:p>
              </table:table-cell>
              <table:table-cell office:value-type="float" office:value="1.089187">
                <text:p>1.089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">
                <text:p>1.11</text:p>
              </table:table-cell>
              <table:table-cell office:value-type="float" office:value="1.617638">
                <text:p>1.617638</text:p>
              </table:table-cell>
              <table:table-cell office:value-type="float" office:value="1.65792">
                <text:p>1.65792</text:p>
              </table:table-cell>
              <table:table-cell office:value-type="float" office:value="1.12363">
                <text:p>1.12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7">
                <text:p>1.17</text:p>
              </table:table-cell>
              <table:table-cell office:value-type="float" office:value="1.637499">
                <text:p>1.637499</text:p>
              </table:table-cell>
              <table:table-cell office:value-type="float" office:value="1.677732">
                <text:p>1.677732</text:p>
              </table:table-cell>
              <table:table-cell office:value-type="float" office:value="1.158399">
                <text:p>1.158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3">
                <text:p>1.23</text:p>
              </table:table-cell>
              <table:table-cell office:value-type="float" office:value="1.657383">
                <text:p>1.657383</text:p>
              </table:table-cell>
              <table:table-cell office:value-type="float" office:value="1.69742">
                <text:p>1.69742</text:p>
              </table:table-cell>
              <table:table-cell office:value-type="float" office:value="1.193409">
                <text:p>1.1934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">
                <text:p>1.29</text:p>
              </table:table-cell>
              <table:table-cell office:value-type="float" office:value="1.677149">
                <text:p>1.677149</text:p>
              </table:table-cell>
              <table:table-cell office:value-type="float" office:value="1.716761">
                <text:p>1.716761</text:p>
              </table:table-cell>
              <table:table-cell office:value-type="float" office:value="1.228493">
                <text:p>1.2284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5">
                <text:p>1.35</text:p>
              </table:table-cell>
              <table:table-cell office:value-type="float" office:value="1.696589">
                <text:p>1.696589</text:p>
              </table:table-cell>
              <table:table-cell office:value-type="float" office:value="1.735463">
                <text:p>1.735463</text:p>
              </table:table-cell>
              <table:table-cell office:value-type="float" office:value="1.263407">
                <text:p>1.26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1">
                <text:p>1.41</text:p>
              </table:table-cell>
              <table:table-cell office:value-type="float" office:value="1.715435">
                <text:p>1.715435</text:p>
              </table:table-cell>
              <table:table-cell office:value-type="float" office:value="1.753191">
                <text:p>1.753191</text:p>
              </table:table-cell>
              <table:table-cell office:value-type="float" office:value="1.297837">
                <text:p>1.297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7">
                <text:p>1.47</text:p>
              </table:table-cell>
              <table:table-cell office:value-type="float" office:value="1.733376">
                <text:p>1.733376</text:p>
              </table:table-cell>
              <table:table-cell office:value-type="float" office:value="1.769572">
                <text:p>1.769572</text:p>
              </table:table-cell>
              <table:table-cell office:value-type="float" office:value="1.331406">
                <text:p>1.331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3">
                <text:p>1.53</text:p>
              </table:table-cell>
              <table:table-cell office:value-type="float" office:value="1.750063">
                <text:p>1.750063</text:p>
              </table:table-cell>
              <table:table-cell office:value-type="float" office:value="1.784219">
                <text:p>1.784219</text:p>
              </table:table-cell>
              <table:table-cell office:value-type="float" office:value="1.363693">
                <text:p>1.363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9">
                <text:p>1.59</text:p>
              </table:table-cell>
              <table:table-cell office:value-type="float" office:value="1.765134">
                <text:p>1.765134</text:p>
              </table:table-cell>
              <table:table-cell office:value-type="float" office:value="1.79675">
                <text:p>1.79675</text:p>
              </table:table-cell>
              <table:table-cell office:value-type="float" office:value="1.394248">
                <text:p>1.394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5">
                <text:p>1.65</text:p>
              </table:table-cell>
              <table:table-cell office:value-type="float" office:value="1.778229">
                <text:p>1.778229</text:p>
              </table:table-cell>
              <table:table-cell office:value-type="float" office:value="1.806805">
                <text:p>1.806805</text:p>
              </table:table-cell>
              <table:table-cell office:value-type="float" office:value="1.422608">
                <text:p>1.422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1">
                <text:p>1.71</text:p>
              </table:table-cell>
              <table:table-cell office:value-type="float" office:value="1.789005">
                <text:p>1.789005</text:p>
              </table:table-cell>
              <table:table-cell office:value-type="float" office:value="1.814068">
                <text:p>1.814068</text:p>
              </table:table-cell>
              <table:table-cell office:value-type="float" office:value="1.448326">
                <text:p>1.448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7">
                <text:p>1.77</text:p>
              </table:table-cell>
              <table:table-cell office:value-type="float" office:value="1.797161">
                <text:p>1.797161</text:p>
              </table:table-cell>
              <table:table-cell office:value-type="float" office:value="1.818288">
                <text:p>1.818288</text:p>
              </table:table-cell>
              <table:table-cell office:value-type="float" office:value="1.470983">
                <text:p>1.470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3">
                <text:p>1.83</text:p>
              </table:table-cell>
              <table:table-cell office:value-type="float" office:value="1.802451">
                <text:p>1.802451</text:p>
              </table:table-cell>
              <table:table-cell office:value-type="float" office:value="1.819293">
                <text:p>1.819293</text:p>
              </table:table-cell>
              <table:table-cell office:value-type="float" office:value="1.490218">
                <text:p>1.4902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9">
                <text:p>1.89</text:p>
              </table:table-cell>
              <table:table-cell office:value-type="float" office:value="1.804703">
                <text:p>1.804703</text:p>
              </table:table-cell>
              <table:table-cell office:value-type="float" office:value="1.817006">
                <text:p>1.817006</text:p>
              </table:table-cell>
              <table:table-cell office:value-type="float" office:value="1.505744">
                <text:p>1.505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5">
                <text:p>1.95</text:p>
              </table:table-cell>
              <table:table-cell office:value-type="float" office:value="1.803833">
                <text:p>1.803833</text:p>
              </table:table-cell>
              <table:table-cell office:value-type="float" office:value="1.811458">
                <text:p>1.811458</text:p>
              </table:table-cell>
              <table:table-cell office:value-type="float" office:value="1.517366">
                <text:p>1.5173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1">
                <text:p>2.01</text:p>
              </table:table-cell>
              <table:table-cell office:value-type="float" office:value="1.799853">
                <text:p>1.799853</text:p>
              </table:table-cell>
              <table:table-cell office:value-type="float" office:value="1.802794">
                <text:p>1.802794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7">
                <text:p>2.07</text:p>
              </table:table-cell>
              <table:table-cell office:value-type="float" office:value="1.792885">
                <text:p>1.792885</text:p>
              </table:table-cell>
              <table:table-cell office:value-type="float" office:value="1.791273">
                <text:p>1.791273</text:p>
              </table:table-cell>
              <table:table-cell office:value-type="float" office:value="1.528681">
                <text:p>1.5286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3">
                <text:p>2.13</text:p>
              </table:table-cell>
              <table:table-cell office:value-type="float" office:value="1.783156">
                <text:p>1.783156</text:p>
              </table:table-cell>
              <table:table-cell office:value-type="float" office:value="1.77727">
                <text:p>1.77727</text:p>
              </table:table-cell>
              <table:table-cell office:value-type="float" office:value="1.528574">
                <text:p>1.528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9">
                <text:p>2.19</text:p>
              </table:table-cell>
              <table:table-cell office:value-type="float" office:value="1.771002">
                <text:p>1.771002</text:p>
              </table:table-cell>
              <table:table-cell office:value-type="float" office:value="1.761267">
                <text:p>1.761267</text:p>
              </table:table-cell>
              <table:table-cell office:value-type="float" office:value="1.524972">
                <text:p>1.524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5">
                <text:p>2.25</text:p>
              </table:table-cell>
              <table:table-cell office:value-type="float" office:value="1.756861">
                <text:p>1.756861</text:p>
              </table:table-cell>
              <table:table-cell office:value-type="float" office:value="1.743841">
                <text:p>1.743841</text:p>
              </table:table-cell>
              <table:table-cell office:value-type="float" office:value="1.518296">
                <text:p>1.518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1">
                <text:p>2.31</text:p>
              </table:table-cell>
              <table:table-cell office:value-type="float" office:value="1.74126">
                <text:p>1.74126</text:p>
              </table:table-cell>
              <table:table-cell office:value-type="float" office:value="1.725646">
                <text:p>1.725646</text:p>
              </table:table-cell>
              <table:table-cell office:value-type="float" office:value="1.509085">
                <text:p>1.5090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7">
                <text:p>2.37</text:p>
              </table:table-cell>
              <table:table-cell office:value-type="float" office:value="1.724803">
                <text:p>1.724803</text:p>
              </table:table-cell>
              <table:table-cell office:value-type="float" office:value="1.707394">
                <text:p>1.707394</text:p>
              </table:table-cell>
              <table:table-cell office:value-type="float" office:value="1.497985">
                <text:p>1.4979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3">
                <text:p>2.43</text:p>
              </table:table-cell>
              <table:table-cell office:value-type="float" office:value="1.70815">
                <text:p>1.70815</text:p>
              </table:table-cell>
              <table:table-cell office:value-type="float" office:value="1.68983">
                <text:p>1.68983</text:p>
              </table:table-cell>
              <table:table-cell office:value-type="float" office:value="1.485726">
                <text:p>1.485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9">
                <text:p>2.49</text:p>
              </table:table-cell>
              <table:table-cell office:value-type="float" office:value="1.691997">
                <text:p>1.691997</text:p>
              </table:table-cell>
              <table:table-cell office:value-type="float" office:value="1.673707">
                <text:p>1.673707</text:p>
              </table:table-cell>
              <table:table-cell office:value-type="float" office:value="1.473102">
                <text:p>1.4731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">
                <text:p>2.55</text:p>
              </table:table-cell>
              <table:table-cell office:value-type="float" office:value="1.677049">
                <text:p>1.677049</text:p>
              </table:table-cell>
              <table:table-cell office:value-type="float" office:value="1.659753">
                <text:p>1.659753</text:p>
              </table:table-cell>
              <table:table-cell office:value-type="float" office:value="1.460942">
                <text:p>1.4609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1">
                <text:p>2.61</text:p>
              </table:table-cell>
              <table:table-cell office:value-type="float" office:value="1.663993">
                <text:p>1.663993</text:p>
              </table:table-cell>
              <table:table-cell office:value-type="float" office:value="1.648646">
                <text:p>1.648646</text:p>
              </table:table-cell>
              <table:table-cell office:value-type="float" office:value="1.450085">
                <text:p>1.450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7">
                <text:p>2.67</text:p>
              </table:table-cell>
              <table:table-cell office:value-type="float" office:value="1.653476">
                <text:p>1.653476</text:p>
              </table:table-cell>
              <table:table-cell office:value-type="float" office:value="1.640985">
                <text:p>1.640985</text:p>
              </table:table-cell>
              <table:table-cell office:value-type="float" office:value="1.441341">
                <text:p>1.441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3">
                <text:p>2.73</text:p>
              </table:table-cell>
              <table:table-cell office:value-type="float" office:value="1.646071">
                <text:p>1.646071</text:p>
              </table:table-cell>
              <table:table-cell office:value-type="float" office:value="1.637263">
                <text:p>1.637263</text:p>
              </table:table-cell>
              <table:table-cell office:value-type="float" office:value="1.435467">
                <text:p>1.4354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9">
                <text:p>2.79</text:p>
              </table:table-cell>
              <table:table-cell office:value-type="float" office:value="1.64226">
                <text:p>1.64226</text:p>
              </table:table-cell>
              <table:table-cell office:value-type="float" office:value="1.637844">
                <text:p>1.637844</text:p>
              </table:table-cell>
              <table:table-cell office:value-type="float" office:value="1.433133">
                <text:p>1.433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5">
                <text:p>2.85</text:p>
              </table:table-cell>
              <table:table-cell office:value-type="float" office:value="1.642403">
                <text:p>1.642403</text:p>
              </table:table-cell>
              <table:table-cell office:value-type="float" office:value="1.642944">
                <text:p>1.642944</text:p>
              </table:table-cell>
              <table:table-cell office:value-type="float" office:value="1.43489">
                <text:p>1.434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1">
                <text:p>2.91</text:p>
              </table:table-cell>
              <table:table-cell office:value-type="float" office:value="1.646728">
                <text:p>1.646728</text:p>
              </table:table-cell>
              <table:table-cell office:value-type="float" office:value="1.652615">
                <text:p>1.652615</text:p>
              </table:table-cell>
              <table:table-cell office:value-type="float" office:value="1.44115">
                <text:p>1.44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7">
                <text:p>2.97</text:p>
              </table:table-cell>
              <table:table-cell office:value-type="float" office:value="1.655311">
                <text:p>1.655311</text:p>
              </table:table-cell>
              <table:table-cell office:value-type="float" office:value="1.666738">
                <text:p>1.666738</text:p>
              </table:table-cell>
              <table:table-cell office:value-type="float" office:value="1.452161">
                <text:p>1.4521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3">
                <text:p>3.03</text:p>
              </table:table-cell>
              <table:table-cell office:value-type="float" office:value="1.668067">
                <text:p>1.668067</text:p>
              </table:table-cell>
              <table:table-cell office:value-type="float" office:value="1.68502">
                <text:p>1.68502</text:p>
              </table:table-cell>
              <table:table-cell office:value-type="float" office:value="1.467994">
                <text:p>1.4679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9">
                <text:p>3.09</text:p>
              </table:table-cell>
              <table:table-cell office:value-type="float" office:value="1.684752">
                <text:p>1.684752</text:p>
              </table:table-cell>
              <table:table-cell office:value-type="float" office:value="1.706997">
                <text:p>1.706997</text:p>
              </table:table-cell>
              <table:table-cell office:value-type="float" office:value="1.48853">
                <text:p>1.488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5">
                <text:p>3.15</text:p>
              </table:table-cell>
              <table:table-cell office:value-type="float" office:value="1.70496">
                <text:p>1.70496</text:p>
              </table:table-cell>
              <table:table-cell office:value-type="float" office:value="1.732048">
                <text:p>1.732048</text:p>
              </table:table-cell>
              <table:table-cell office:value-type="float" office:value="1.513461">
                <text:p>1.513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21">
                <text:p>3.21</text:p>
              </table:table-cell>
              <table:table-cell office:value-type="float" office:value="1.728134">
                <text:p>1.728134</text:p>
              </table:table-cell>
              <table:table-cell office:value-type="float" office:value="1.759411">
                <text:p>1.759411</text:p>
              </table:table-cell>
              <table:table-cell office:value-type="float" office:value="1.542292">
                <text:p>1.5422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27">
                <text:p>3.27</text:p>
              </table:table-cell>
              <table:table-cell office:value-type="float" office:value="1.753583">
                <text:p>1.753583</text:p>
              </table:table-cell>
              <table:table-cell office:value-type="float" office:value="1.788203">
                <text:p>1.788203</text:p>
              </table:table-cell>
              <table:table-cell office:value-type="float" office:value="1.574354">
                <text:p>1.5743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3">
                <text:p>3.33</text:p>
              </table:table-cell>
              <table:table-cell office:value-type="float" office:value="1.780501">
                <text:p>1.780501</text:p>
              </table:table-cell>
              <table:table-cell office:value-type="float" office:value="1.817455">
                <text:p>1.817455</text:p>
              </table:table-cell>
              <table:table-cell office:value-type="float" office:value="1.608823">
                <text:p>1.6088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9">
                <text:p>3.39</text:p>
              </table:table-cell>
              <table:table-cell office:value-type="float" office:value="1.807997">
                <text:p>1.807997</text:p>
              </table:table-cell>
              <table:table-cell office:value-type="float" office:value="1.846141">
                <text:p>1.846141</text:p>
              </table:table-cell>
              <table:table-cell office:value-type="float" office:value="1.644745">
                <text:p>1.6447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5">
                <text:p>3.45</text:p>
              </table:table-cell>
              <table:table-cell office:value-type="float" office:value="1.835118">
                <text:p>1.835118</text:p>
              </table:table-cell>
              <table:table-cell office:value-type="float" office:value="1.873217">
                <text:p>1.873217</text:p>
              </table:table-cell>
              <table:table-cell office:value-type="float" office:value="1.681067">
                <text:p>1.681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51">
                <text:p>3.51</text:p>
              </table:table-cell>
              <table:table-cell office:value-type="float" office:value="1.860891">
                <text:p>1.860891</text:p>
              </table:table-cell>
              <table:table-cell office:value-type="float" office:value="1.897658">
                <text:p>1.897658</text:p>
              </table:table-cell>
              <table:table-cell office:value-type="float" office:value="1.716675">
                <text:p>1.7166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7">
                <text:p>3.57</text:p>
              </table:table-cell>
              <table:table-cell office:value-type="float" office:value="1.884354">
                <text:p>1.884354</text:p>
              </table:table-cell>
              <table:table-cell office:value-type="float" office:value="1.918497">
                <text:p>1.918497</text:p>
              </table:table-cell>
              <table:table-cell office:value-type="float" office:value="1.750431">
                <text:p>1.7504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3">
                <text:p>3.63</text:p>
              </table:table-cell>
              <table:table-cell office:value-type="float" office:value="1.904594">
                <text:p>1.904594</text:p>
              </table:table-cell>
              <table:table-cell office:value-type="float" office:value="1.934866">
                <text:p>1.934866</text:p>
              </table:table-cell>
              <table:table-cell office:value-type="float" office:value="1.78122">
                <text:p>1.78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9">
                <text:p>3.69</text:p>
              </table:table-cell>
              <table:table-cell office:value-type="float" office:value="1.920782">
                <text:p>1.920782</text:p>
              </table:table-cell>
              <table:table-cell office:value-type="float" office:value="1.946028">
                <text:p>1.946028</text:p>
              </table:table-cell>
              <table:table-cell office:value-type="float" office:value="1.807985">
                <text:p>1.8079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5">
                <text:p>3.75</text:p>
              </table:table-cell>
              <table:table-cell office:value-type="float" office:value="1.932208">
                <text:p>1.932208</text:p>
              </table:table-cell>
              <table:table-cell office:value-type="float" office:value="1.951413">
                <text:p>1.951413</text:p>
              </table:table-cell>
              <table:table-cell office:value-type="float" office:value="1.829776">
                <text:p>1.8297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1">
                <text:p>3.81</text:p>
              </table:table-cell>
              <table:table-cell office:value-type="float" office:value="1.938312">
                <text:p>1.938312</text:p>
              </table:table-cell>
              <table:table-cell office:value-type="float" office:value="1.950641">
                <text:p>1.950641</text:p>
              </table:table-cell>
              <table:table-cell office:value-type="float" office:value="1.845785">
                <text:p>1.8457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7">
                <text:p>3.87</text:p>
              </table:table-cell>
              <table:table-cell office:value-type="float" office:value="1.938708">
                <text:p>1.938708</text:p>
              </table:table-cell>
              <table:table-cell office:value-type="float" office:value="1.943545">
                <text:p>1.943545</text:p>
              </table:table-cell>
              <table:table-cell office:value-type="float" office:value="1.855383">
                <text:p>1.8553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3">
                <text:p>3.93</text:p>
              </table:table-cell>
              <table:table-cell office:value-type="float" office:value="1.933206">
                <text:p>1.933206</text:p>
              </table:table-cell>
              <table:table-cell office:value-type="float" office:value="1.930185">
                <text:p>1.930185</text:p>
              </table:table-cell>
              <table:table-cell office:value-type="float" office:value="1.858147">
                <text:p>1.858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99">
                <text:p>3.99</text:p>
              </table:table-cell>
              <table:table-cell office:value-type="float" office:value="1.921825">
                <text:p>1.921825</text:p>
              </table:table-cell>
              <table:table-cell office:value-type="float" office:value="1.910848">
                <text:p>1.910848</text:p>
              </table:table-cell>
              <table:table-cell office:value-type="float" office:value="1.853885">
                <text:p>1.853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5">
                <text:p>4.05</text:p>
              </table:table-cell>
              <table:table-cell office:value-type="float" office:value="1.904798">
                <text:p>1.904798</text:p>
              </table:table-cell>
              <table:table-cell office:value-type="float" office:value="1.886051">
                <text:p>1.886051</text:p>
              </table:table-cell>
              <table:table-cell office:value-type="float" office:value="1.84265">
                <text:p>1.84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11">
                <text:p>4.11</text:p>
              </table:table-cell>
              <table:table-cell office:value-type="float" office:value="1.882571">
                <text:p>1.882571</text:p>
              </table:table-cell>
              <table:table-cell office:value-type="float" office:value="1.856526">
                <text:p>1.856526</text:p>
              </table:table-cell>
              <table:table-cell office:value-type="float" office:value="1.824746">
                <text:p>1.8247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7">
                <text:p>4.17</text:p>
              </table:table-cell>
              <table:table-cell office:value-type="float" office:value="1.855793">
                <text:p>1.855793</text:p>
              </table:table-cell>
              <table:table-cell office:value-type="float" office:value="1.823197">
                <text:p>1.823197</text:p>
              </table:table-cell>
              <table:table-cell office:value-type="float" office:value="1.800721">
                <text:p>1.8007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3">
                <text:p>4.23</text:p>
              </table:table-cell>
              <table:table-cell office:value-type="float" office:value="1.825299">
                <text:p>1.825299</text:p>
              </table:table-cell>
              <table:table-cell office:value-type="float" office:value="1.787156">
                <text:p>1.787156</text:p>
              </table:table-cell>
              <table:table-cell office:value-type="float" office:value="1.771362">
                <text:p>1.7713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29">
                <text:p>4.29</text:p>
              </table:table-cell>
              <table:table-cell office:value-type="float" office:value="1.792083">
                <text:p>1.792083</text:p>
              </table:table-cell>
              <table:table-cell office:value-type="float" office:value="1.749626">
                <text:p>1.749626</text:p>
              </table:table-cell>
              <table:table-cell office:value-type="float" office:value="1.737666">
                <text:p>1.737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5">
                <text:p>4.35</text:p>
              </table:table-cell>
              <table:table-cell office:value-type="float" office:value="1.757268">
                <text:p>1.757268</text:p>
              </table:table-cell>
              <table:table-cell office:value-type="float" office:value="1.711919">
                <text:p>1.711919</text:p>
              </table:table-cell>
              <table:table-cell office:value-type="float" office:value="1.700813">
                <text:p>1.7008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41">
                <text:p>4.41</text:p>
              </table:table-cell>
              <table:table-cell office:value-type="float" office:value="1.722066">
                <text:p>1.722066</text:p>
              </table:table-cell>
              <table:table-cell office:value-type="float" office:value="1.675391">
                <text:p>1.675391</text:p>
              </table:table-cell>
              <table:table-cell office:value-type="float" office:value="1.662128">
                <text:p>1.662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47">
                <text:p>4.47</text:p>
              </table:table-cell>
              <table:table-cell office:value-type="float" office:value="1.687739">
                <text:p>1.687739</text:p>
              </table:table-cell>
              <table:table-cell office:value-type="float" office:value="1.641394">
                <text:p>1.641394</text:p>
              </table:table-cell>
              <table:table-cell office:value-type="float" office:value="1.623035">
                <text:p>1.6230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3">
                <text:p>4.53</text:p>
              </table:table-cell>
              <table:table-cell office:value-type="float" office:value="1.655552">
                <text:p>1.655552</text:p>
              </table:table-cell>
              <table:table-cell office:value-type="float" office:value="1.611223">
                <text:p>1.611223</text:p>
              </table:table-cell>
              <table:table-cell office:value-type="float" office:value="1.585011">
                <text:p>1.585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9">
                <text:p>4.59</text:p>
              </table:table-cell>
              <table:table-cell office:value-type="float" office:value="1.626726">
                <text:p>1.626726</text:p>
              </table:table-cell>
              <table:table-cell office:value-type="float" office:value="1.586073">
                <text:p>1.586073</text:p>
              </table:table-cell>
              <table:table-cell office:value-type="float" office:value="1.549529">
                <text:p>1.5495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5">
                <text:p>4.65</text:p>
              </table:table-cell>
              <table:table-cell office:value-type="float" office:value="1.602395">
                <text:p>1.602395</text:p>
              </table:table-cell>
              <table:table-cell office:value-type="float" office:value="1.566986">
                <text:p>1.566986</text:p>
              </table:table-cell>
              <table:table-cell office:value-type="float" office:value="1.518008">
                <text:p>1.5180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1">
                <text:p>4.71</text:p>
              </table:table-cell>
              <table:table-cell office:value-type="float" office:value="1.583559">
                <text:p>1.583559</text:p>
              </table:table-cell>
              <table:table-cell office:value-type="float" office:value="1.554813">
                <text:p>1.554813</text:p>
              </table:table-cell>
              <table:table-cell office:value-type="float" office:value="1.491756">
                <text:p>1.491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7">
                <text:p>4.77</text:p>
              </table:table-cell>
              <table:table-cell office:value-type="float" office:value="1.571046">
                <text:p>1.571046</text:p>
              </table:table-cell>
              <table:table-cell office:value-type="float" office:value="1.550177">
                <text:p>1.550177</text:p>
              </table:table-cell>
              <table:table-cell office:value-type="float" office:value="1.471925">
                <text:p>1.471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83">
                <text:p>4.83</text:p>
              </table:table-cell>
              <table:table-cell office:value-type="float" office:value="1.565474">
                <text:p>1.565474</text:p>
              </table:table-cell>
              <table:table-cell office:value-type="float" office:value="1.553441">
                <text:p>1.553441</text:p>
              </table:table-cell>
              <table:table-cell office:value-type="float" office:value="1.459458">
                <text:p>1.459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9">
                <text:p>4.89</text:p>
              </table:table-cell>
              <table:table-cell office:value-type="float" office:value="1.567228">
                <text:p>1.567228</text:p>
              </table:table-cell>
              <table:table-cell office:value-type="float" office:value="1.564692">
                <text:p>1.564692</text:p>
              </table:table-cell>
              <table:table-cell office:value-type="float" office:value="1.455054">
                <text:p>1.455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95">
                <text:p>4.95</text:p>
              </table:table-cell>
              <table:table-cell office:value-type="float" office:value="1.576435">
                <text:p>1.576435</text:p>
              </table:table-cell>
              <table:table-cell office:value-type="float" office:value="1.583732">
                <text:p>1.583732</text:p>
              </table:table-cell>
              <table:table-cell office:value-type="float" office:value="1.459136">
                <text:p>1.4591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01">
                <text:p>5.01</text:p>
              </table:table-cell>
              <table:table-cell office:value-type="float" office:value="1.592955">
                <text:p>1.592955</text:p>
              </table:table-cell>
              <table:table-cell office:value-type="float" office:value="1.610071">
                <text:p>1.610071</text:p>
              </table:table-cell>
              <table:table-cell office:value-type="float" office:value="1.471826">
                <text:p>1.4718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07">
                <text:p>5.07</text:p>
              </table:table-cell>
              <table:table-cell office:value-type="float" office:value="1.616381">
                <text:p>1.616381</text:p>
              </table:table-cell>
              <table:table-cell office:value-type="float" office:value="1.642946">
                <text:p>1.642946</text:p>
              </table:table-cell>
              <table:table-cell office:value-type="float" office:value="1.492936">
                <text:p>1.4929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13">
                <text:p>5.13</text:p>
              </table:table-cell>
              <table:table-cell office:value-type="float" office:value="1.646043">
                <text:p>1.646043</text:p>
              </table:table-cell>
              <table:table-cell office:value-type="float" office:value="1.681337">
                <text:p>1.681337</text:p>
              </table:table-cell>
              <table:table-cell office:value-type="float" office:value="1.521966">
                <text:p>1.5219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19">
                <text:p>5.19</text:p>
              </table:table-cell>
              <table:table-cell office:value-type="float" office:value="1.681031">
                <text:p>1.681031</text:p>
              </table:table-cell>
              <table:table-cell office:value-type="float" office:value="1.724">
                <text:p>1.724</text:p>
              </table:table-cell>
              <table:table-cell office:value-type="float" office:value="1.558115">
                <text:p>1.558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25">
                <text:p>5.25</text:p>
              </table:table-cell>
              <table:table-cell office:value-type="float" office:value="1.720219">
                <text:p>1.720219</text:p>
              </table:table-cell>
              <table:table-cell office:value-type="float" office:value="1.769504">
                <text:p>1.769504</text:p>
              </table:table-cell>
              <table:table-cell office:value-type="float" office:value="1.600305">
                <text:p>1.6003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31">
                <text:p>5.31</text:p>
              </table:table-cell>
              <table:table-cell office:value-type="float" office:value="1.762301">
                <text:p>1.762301</text:p>
              </table:table-cell>
              <table:table-cell office:value-type="float" office:value="1.816286">
                <text:p>1.816286</text:p>
              </table:table-cell>
              <table:table-cell office:value-type="float" office:value="1.64721">
                <text:p>1.647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.805838">
                <text:p>1.805838</text:p>
              </table:table-cell>
              <table:table-cell office:value-type="float" office:value="1.862696">
                <text:p>1.862696</text:p>
              </table:table-cell>
              <table:table-cell office:value-type="float" office:value="1.697301">
                <text:p>1.6973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43">
                <text:p>5.43</text:p>
              </table:table-cell>
              <table:table-cell office:value-type="float" office:value="1.849301">
                <text:p>1.849301</text:p>
              </table:table-cell>
              <table:table-cell office:value-type="float" office:value="1.907062">
                <text:p>1.907062</text:p>
              </table:table-cell>
              <table:table-cell office:value-type="float" office:value="1.748896">
                <text:p>1.748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49">
                <text:p>5.49</text:p>
              </table:table-cell>
              <table:table-cell office:value-type="float" office:value="1.891132">
                <text:p>1.891132</text:p>
              </table:table-cell>
              <table:table-cell office:value-type="float" office:value="1.947745">
                <text:p>1.947745</text:p>
              </table:table-cell>
              <table:table-cell office:value-type="float" office:value="1.800221">
                <text:p>1.8002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5">
                <text:p>5.55</text:p>
              </table:table-cell>
              <table:table-cell office:value-type="float" office:value="1.929794">
                <text:p>1.929794</text:p>
              </table:table-cell>
              <table:table-cell office:value-type="float" office:value="1.983204">
                <text:p>1.983204</text:p>
              </table:table-cell>
              <table:table-cell office:value-type="float" office:value="1.849466">
                <text:p>1.849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61">
                <text:p>5.61</text:p>
              </table:table-cell>
              <table:table-cell office:value-type="float" office:value="1.96383">
                <text:p>1.96383</text:p>
              </table:table-cell>
              <table:table-cell office:value-type="float" office:value="2.012051">
                <text:p>2.012051</text:p>
              </table:table-cell>
              <table:table-cell office:value-type="float" office:value="1.894858">
                <text:p>1.8948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67">
                <text:p>5.67</text:p>
              </table:table-cell>
              <table:table-cell office:value-type="float" office:value="1.991917">
                <text:p>1.991917</text:p>
              </table:table-cell>
              <table:table-cell office:value-type="float" office:value="2.033106">
                <text:p>2.033106</text:p>
              </table:table-cell>
              <table:table-cell office:value-type="float" office:value="1.934717">
                <text:p>1.9347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73">
                <text:p>5.73</text:p>
              </table:table-cell>
              <table:table-cell office:value-type="float" office:value="2.012919">
                <text:p>2.012919</text:p>
              </table:table-cell>
              <table:table-cell office:value-type="float" office:value="2.045446">
                <text:p>2.045446</text:p>
              </table:table-cell>
              <table:table-cell office:value-type="float" office:value="1.96753">
                <text:p>1.967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79">
                <text:p>5.79</text:p>
              </table:table-cell>
              <table:table-cell office:value-type="float" office:value="2.025929">
                <text:p>2.025929</text:p>
              </table:table-cell>
              <table:table-cell office:value-type="float" office:value="2.04844">
                <text:p>2.04844</text:p>
              </table:table-cell>
              <table:table-cell office:value-type="float" office:value="1.991999">
                <text:p>1.991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85">
                <text:p>5.85</text:p>
              </table:table-cell>
              <table:table-cell office:value-type="float" office:value="2.03031">
                <text:p>2.03031</text:p>
              </table:table-cell>
              <table:table-cell office:value-type="float" office:value="2.041782">
                <text:p>2.041782</text:p>
              </table:table-cell>
              <table:table-cell office:value-type="float" office:value="2.007102">
                <text:p>2.0071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91">
                <text:p>5.91</text:p>
              </table:table-cell>
              <table:table-cell office:value-type="float" office:value="2.025722">
                <text:p>2.025722</text:p>
              </table:table-cell>
              <table:table-cell office:value-type="float" office:value="2.025508">
                <text:p>2.025508</text:p>
              </table:table-cell>
              <table:table-cell office:value-type="float" office:value="2.012162">
                <text:p>2.0121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97">
                <text:p>5.97</text:p>
              </table:table-cell>
              <table:table-cell office:value-type="float" office:value="2.01214">
                <text:p>2.01214</text:p>
              </table:table-cell>
              <table:table-cell office:value-type="float" office:value="2">
                <text:p>2</text:p>
              </table:table-cell>
              <table:table-cell office:value-type="float" office:value="2.00762">
                <text:p>2.00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